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1191666666667cm" style:use-optimal-column-width="true"/>
    </style:style>
    <style:style style:name="co2" style:family="table-column">
      <style:table-column-properties fo:break-before="auto" style:column-width="4.46616666666667cm"/>
    </style:style>
    <style:style style:name="co3" style:family="table-column">
      <style:table-column-properties fo:break-before="auto" style:column-width="6.9215cm" style:use-optimal-column-width="true"/>
    </style:style>
    <style:style style:name="co4" style:family="table-column">
      <style:table-column-properties fo:break-before="auto" style:column-width="2.97391666666667cm"/>
    </style:style>
    <style:style style:name="co5" style:family="table-column">
      <style:table-column-properties fo:break-before="auto" style:column-width="7.0485cm" style:use-optimal-column-width="true"/>
    </style:style>
    <style:style style:name="co6" style:family="table-column">
      <style:table-column-properties fo:break-before="auto" style:column-width="1.778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3">
            <text:p>User ID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Artist ID</text:p>
          </table:table-cell>
          <table:table-cell office:value-type="string" table:style-name="ce3">
            <text:p>Artist</text:p>
          </table:table-cell>
          <table:table-cell office:value-type="string" table:style-name="ce3">
            <text:p>Track ID</text:p>
          </table:table-cell>
          <table:table-cell office:value-type="string" table:style-name="ce3">
            <text:p>TrackNa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0:09" table:style-name="ce2">
            <text:p>2/28/2009 0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0:43" table:style-name="ce2">
            <text:p>2/28/2009 0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1:16" table:style-name="ce2">
            <text:p>2/28/2009 0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1:50" table:style-name="ce2">
            <text:p>2/28/2009 0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2:24" table:style-name="ce2">
            <text:p>2/28/2009 0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2:58" table:style-name="ce2">
            <text:p>2/28/2009 0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3:31" table:style-name="ce2">
            <text:p>2/28/2009 0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4:05" table:style-name="ce2">
            <text:p>2/28/2009 0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4:39" table:style-name="ce2">
            <text:p>2/28/2009 0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5:13" table:style-name="ce2">
            <text:p>2/28/2009 0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5:47" table:style-name="ce2">
            <text:p>2/28/2009 0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6:20" table:style-name="ce2">
            <text:p>2/28/2009 0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6:54" table:style-name="ce2">
            <text:p>2/28/2009 0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7:28" table:style-name="ce2">
            <text:p>2/28/2009 0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8:02" table:style-name="ce2">
            <text:p>2/28/2009 0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8:35" table:style-name="ce2">
            <text:p>2/28/2009 0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9:09" table:style-name="ce2">
            <text:p>2/28/2009 0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09:43" table:style-name="ce2">
            <text:p>2/28/2009 0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0:17" table:style-name="ce2">
            <text:p>2/28/2009 0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0:51" table:style-name="ce2">
            <text:p>2/28/2009 0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1:24" table:style-name="ce2">
            <text:p>2/28/2009 0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1:58" table:style-name="ce2">
            <text:p>2/28/2009 0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2:32" table:style-name="ce2">
            <text:p>2/28/2009 0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3:06" table:style-name="ce2">
            <text:p>2/28/2009 0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3:39" table:style-name="ce2">
            <text:p>2/28/2009 0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4:13" table:style-name="ce2">
            <text:p>2/28/2009 0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4:47" table:style-name="ce2">
            <text:p>2/28/2009 0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5:21" table:style-name="ce2">
            <text:p>2/28/2009 0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5:55" table:style-name="ce2">
            <text:p>2/28/2009 0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6:28" table:style-name="ce2">
            <text:p>2/28/2009 0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7:02" table:style-name="ce2">
            <text:p>2/28/2009 0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7:36" table:style-name="ce2">
            <text:p>2/28/2009 0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8:10" table:style-name="ce2">
            <text:p>2/28/2009 0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8:43" table:style-name="ce2">
            <text:p>2/28/2009 0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9:17" table:style-name="ce2">
            <text:p>2/28/2009 0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19:51" table:style-name="ce2">
            <text:p>2/28/2009 0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0:25" table:style-name="ce2">
            <text:p>2/28/2009 0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0:59" table:style-name="ce2">
            <text:p>2/28/2009 0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1:32" table:style-name="ce2">
            <text:p>2/28/2009 0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2:06" table:style-name="ce2">
            <text:p>2/28/2009 0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2:40" table:style-name="ce2">
            <text:p>2/28/2009 0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3:14" table:style-name="ce2">
            <text:p>2/28/2009 0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3:47" table:style-name="ce2">
            <text:p>2/28/2009 0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4:21" table:style-name="ce2">
            <text:p>2/28/2009 0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4:55" table:style-name="ce2">
            <text:p>2/28/2009 0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5:29" table:style-name="ce2">
            <text:p>2/28/2009 0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6:02" table:style-name="ce2">
            <text:p>2/28/2009 0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6:36" table:style-name="ce2">
            <text:p>2/28/2009 0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7:10" table:style-name="ce2">
            <text:p>2/28/2009 0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7:44" table:style-name="ce2">
            <text:p>2/28/2009 0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8:18" table:style-name="ce2">
            <text:p>2/28/2009 0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8:52" table:style-name="ce2">
            <text:p>2/28/2009 0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9:25" table:style-name="ce2">
            <text:p>2/28/2009 0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29:59" table:style-name="ce2">
            <text:p>2/28/2009 0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30:33" table:style-name="ce2">
            <text:p>2/28/2009 0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0:31:07" table:style-name="ce2">
            <text:p>2/28/2009 0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15:35" table:style-name="ce2">
            <text:p>2/28/2009 1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16:08" table:style-name="ce2">
            <text:p>2/28/2009 1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16:42" table:style-name="ce2">
            <text:p>2/28/2009 1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17:16" table:style-name="ce2">
            <text:p>2/28/2009 1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17:50" table:style-name="ce2">
            <text:p>2/28/2009 1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18:23" table:style-name="ce2">
            <text:p>2/28/2009 1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18:57" table:style-name="ce2">
            <text:p>2/28/2009 1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19:31" table:style-name="ce2">
            <text:p>2/28/2009 1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0:05" table:style-name="ce2">
            <text:p>2/28/2009 1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0:38" table:style-name="ce2">
            <text:p>2/28/2009 1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1:12" table:style-name="ce2">
            <text:p>2/28/2009 1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1:46" table:style-name="ce2">
            <text:p>2/28/2009 1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2:20" table:style-name="ce2">
            <text:p>2/28/2009 1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2:54" table:style-name="ce2">
            <text:p>2/28/2009 1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3:27" table:style-name="ce2">
            <text:p>2/28/2009 1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4:01" table:style-name="ce2">
            <text:p>2/28/2009 1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4:35" table:style-name="ce2">
            <text:p>2/28/2009 1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5:09" table:style-name="ce2">
            <text:p>2/28/2009 1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5:42" table:style-name="ce2">
            <text:p>2/28/2009 1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6:16" table:style-name="ce2">
            <text:p>2/28/2009 1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6:50" table:style-name="ce2">
            <text:p>2/28/2009 1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7:24" table:style-name="ce2">
            <text:p>2/28/2009 1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7:58" table:style-name="ce2">
            <text:p>2/28/2009 1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8:31" table:style-name="ce2">
            <text:p>2/28/2009 1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9:05" table:style-name="ce2">
            <text:p>2/28/2009 1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29:39" table:style-name="ce2">
            <text:p>2/28/2009 1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0:13" table:style-name="ce2">
            <text:p>2/28/2009 1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0:46" table:style-name="ce2">
            <text:p>2/28/2009 1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1:20" table:style-name="ce2">
            <text:p>2/28/2009 1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1:54" table:style-name="ce2">
            <text:p>2/28/2009 1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2:28" table:style-name="ce2">
            <text:p>2/28/2009 1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3:02" table:style-name="ce2">
            <text:p>2/28/2009 1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3:35" table:style-name="ce2">
            <text:p>2/28/2009 1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4:09" table:style-name="ce2">
            <text:p>2/28/2009 1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4:43" table:style-name="ce2">
            <text:p>2/28/2009 1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5:17" table:style-name="ce2">
            <text:p>2/28/2009 1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5:50" table:style-name="ce2">
            <text:p>2/28/2009 1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6:24" table:style-name="ce2">
            <text:p>2/28/2009 1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6:58" table:style-name="ce2">
            <text:p>2/28/2009 1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7:32" table:style-name="ce2">
            <text:p>2/28/2009 1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8:05" table:style-name="ce2">
            <text:p>2/28/2009 1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8:39" table:style-name="ce2">
            <text:p>2/28/2009 1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9:13" table:style-name="ce2">
            <text:p>2/28/2009 1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39:47" table:style-name="ce2">
            <text:p>2/28/2009 1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0:21" table:style-name="ce2">
            <text:p>2/28/2009 1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0:55" table:style-name="ce2">
            <text:p>2/28/2009 1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1:28" table:style-name="ce2">
            <text:p>2/28/2009 1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2:02" table:style-name="ce2">
            <text:p>2/28/2009 1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2:36" table:style-name="ce2">
            <text:p>2/28/2009 1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3:10" table:style-name="ce2">
            <text:p>2/28/2009 1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3:43" table:style-name="ce2">
            <text:p>2/28/2009 1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4:17" table:style-name="ce2">
            <text:p>2/28/2009 1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4:51" table:style-name="ce2">
            <text:p>2/28/2009 1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5:25" table:style-name="ce2">
            <text:p>2/28/2009 1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5:58" table:style-name="ce2">
            <text:p>2/28/2009 1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6:32" table:style-name="ce2">
            <text:p>2/28/2009 1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7:06" table:style-name="ce2">
            <text:p>2/28/2009 1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7:40" table:style-name="ce2">
            <text:p>2/28/2009 1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8:14" table:style-name="ce2">
            <text:p>2/28/2009 1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8:47" table:style-name="ce2">
            <text:p>2/28/2009 1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9:21" table:style-name="ce2">
            <text:p>2/28/2009 1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49:55" table:style-name="ce2">
            <text:p>2/28/2009 1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0:29" table:style-name="ce2">
            <text:p>2/28/2009 1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1:03" table:style-name="ce2">
            <text:p>2/28/2009 1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1:36" table:style-name="ce2">
            <text:p>2/28/2009 1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2:10" table:style-name="ce2">
            <text:p>2/28/2009 1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2:44" table:style-name="ce2">
            <text:p>2/28/2009 1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3:18" table:style-name="ce2">
            <text:p>2/28/2009 1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3:51" table:style-name="ce2">
            <text:p>2/28/2009 1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4:25" table:style-name="ce2">
            <text:p>2/28/2009 1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4:59" table:style-name="ce2">
            <text:p>2/28/2009 1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5:33" table:style-name="ce2">
            <text:p>2/28/2009 1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6:06" table:style-name="ce2">
            <text:p>2/28/2009 1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6:40" table:style-name="ce2">
            <text:p>2/28/2009 1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7:14" table:style-name="ce2">
            <text:p>2/28/2009 1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7:48" table:style-name="ce2">
            <text:p>2/28/2009 1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8:21" table:style-name="ce2">
            <text:p>2/28/2009 1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8:55" table:style-name="ce2">
            <text:p>2/28/2009 1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1:59:29" table:style-name="ce2">
            <text:p>2/28/2009 1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0:03" table:style-name="ce2">
            <text:p>2/28/2009 2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0:37" table:style-name="ce2">
            <text:p>2/28/2009 2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1:11" table:style-name="ce2">
            <text:p>2/28/2009 2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1:44" table:style-name="ce2">
            <text:p>2/28/2009 2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2:18" table:style-name="ce2">
            <text:p>2/28/2009 2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2:52" table:style-name="ce2">
            <text:p>2/28/2009 2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3:26" table:style-name="ce2">
            <text:p>2/28/2009 2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3:59" table:style-name="ce2">
            <text:p>2/28/2009 2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4:33" table:style-name="ce2">
            <text:p>2/28/2009 2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5:07" table:style-name="ce2">
            <text:p>2/28/2009 2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5:41" table:style-name="ce2">
            <text:p>2/28/2009 2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6:14" table:style-name="ce2">
            <text:p>2/28/2009 2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6:48" table:style-name="ce2">
            <text:p>2/28/2009 2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7:22" table:style-name="ce2">
            <text:p>2/28/2009 2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7:56" table:style-name="ce2">
            <text:p>2/28/2009 2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8:29" table:style-name="ce2">
            <text:p>2/28/2009 2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9:03" table:style-name="ce2">
            <text:p>2/28/2009 2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09:37" table:style-name="ce2">
            <text:p>2/28/2009 2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0:11" table:style-name="ce2">
            <text:p>2/28/2009 2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0:45" table:style-name="ce2">
            <text:p>2/28/2009 2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1:18" table:style-name="ce2">
            <text:p>2/28/2009 2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1:52" table:style-name="ce2">
            <text:p>2/28/2009 2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2:26" table:style-name="ce2">
            <text:p>2/28/2009 2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3:00" table:style-name="ce2">
            <text:p>2/28/2009 2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3:33" table:style-name="ce2">
            <text:p>2/28/2009 2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4:07" table:style-name="ce2">
            <text:p>2/28/2009 2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4:41" table:style-name="ce2">
            <text:p>2/28/2009 2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5:15" table:style-name="ce2">
            <text:p>2/28/2009 2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5:49" table:style-name="ce2">
            <text:p>2/28/2009 2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6:22" table:style-name="ce2">
            <text:p>2/28/2009 2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6:56" table:style-name="ce2">
            <text:p>2/28/2009 2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7:30" table:style-name="ce2">
            <text:p>2/28/2009 2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8:04" table:style-name="ce2">
            <text:p>2/28/2009 2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8:37" table:style-name="ce2">
            <text:p>2/28/2009 2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9:11" table:style-name="ce2">
            <text:p>2/28/2009 2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19:45" table:style-name="ce2">
            <text:p>2/28/2009 2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0:19" table:style-name="ce2">
            <text:p>2/28/2009 2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0:53" table:style-name="ce2">
            <text:p>2/28/2009 2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1:26" table:style-name="ce2">
            <text:p>2/28/2009 2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2:00" table:style-name="ce2">
            <text:p>2/28/2009 2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2:34" table:style-name="ce2">
            <text:p>2/28/2009 2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3:08" table:style-name="ce2">
            <text:p>2/28/2009 2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3:41" table:style-name="ce2">
            <text:p>2/28/2009 2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4:15" table:style-name="ce2">
            <text:p>2/28/2009 2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4:49" table:style-name="ce2">
            <text:p>2/28/2009 2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5:23" table:style-name="ce2">
            <text:p>2/28/2009 2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5:57" table:style-name="ce2">
            <text:p>2/28/2009 2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6:30" table:style-name="ce2">
            <text:p>2/28/2009 2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7:04" table:style-name="ce2">
            <text:p>2/28/2009 2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7:38" table:style-name="ce2">
            <text:p>2/28/2009 2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8:12" table:style-name="ce2">
            <text:p>2/28/2009 2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8:45" table:style-name="ce2">
            <text:p>2/28/2009 2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9:19" table:style-name="ce2">
            <text:p>2/28/2009 2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29:53" table:style-name="ce2">
            <text:p>2/28/2009 2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0:27" table:style-name="ce2">
            <text:p>2/28/2009 2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1:01" table:style-name="ce2">
            <text:p>2/28/2009 2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1:34" table:style-name="ce2">
            <text:p>2/28/2009 2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2:08" table:style-name="ce2">
            <text:p>2/28/2009 2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2:42" table:style-name="ce2">
            <text:p>2/28/2009 2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3:16" table:style-name="ce2">
            <text:p>2/28/2009 2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3:49" table:style-name="ce2">
            <text:p>2/28/2009 2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4:23" table:style-name="ce2">
            <text:p>2/28/2009 2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4:57" table:style-name="ce2">
            <text:p>2/28/2009 2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5:31" table:style-name="ce2">
            <text:p>2/28/2009 2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6:04" table:style-name="ce2">
            <text:p>2/28/2009 2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6:38" table:style-name="ce2">
            <text:p>2/28/2009 2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7:12" table:style-name="ce2">
            <text:p>2/28/2009 2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7:46" table:style-name="ce2">
            <text:p>2/28/2009 2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8:20" table:style-name="ce2">
            <text:p>2/28/2009 2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8:53" table:style-name="ce2">
            <text:p>2/28/2009 2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39:27" table:style-name="ce2">
            <text:p>2/28/2009 2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0:01" table:style-name="ce2">
            <text:p>2/28/2009 2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0:35" table:style-name="ce2">
            <text:p>2/28/2009 2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1:09" table:style-name="ce2">
            <text:p>2/28/2009 2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1:42" table:style-name="ce2">
            <text:p>2/28/2009 2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2:16" table:style-name="ce2">
            <text:p>2/28/2009 2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2:50" table:style-name="ce2">
            <text:p>2/28/2009 2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3:24" table:style-name="ce2">
            <text:p>2/28/2009 2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3:57" table:style-name="ce2">
            <text:p>2/28/2009 2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4:31" table:style-name="ce2">
            <text:p>2/28/2009 2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5:05" table:style-name="ce2">
            <text:p>2/28/2009 2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5:39" table:style-name="ce2">
            <text:p>2/28/2009 2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6:12" table:style-name="ce2">
            <text:p>2/28/2009 2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6:46" table:style-name="ce2">
            <text:p>2/28/2009 2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7:20" table:style-name="ce2">
            <text:p>2/28/2009 2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7:54" table:style-name="ce2">
            <text:p>2/28/2009 2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8:28" table:style-name="ce2">
            <text:p>2/28/2009 2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9:01" table:style-name="ce2">
            <text:p>2/28/2009 2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2:49:35" table:style-name="ce2">
            <text:p>2/28/2009 2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29:33" table:style-name="ce2">
            <text:p>2/28/2009 3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0:07" table:style-name="ce2">
            <text:p>2/28/2009 3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0:41" table:style-name="ce2">
            <text:p>2/28/2009 3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1:15" table:style-name="ce2">
            <text:p>2/28/2009 3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1:48" table:style-name="ce2">
            <text:p>2/28/2009 3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2:22" table:style-name="ce2">
            <text:p>2/28/2009 3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2:56" table:style-name="ce2">
            <text:p>2/28/2009 3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3:30" table:style-name="ce2">
            <text:p>2/28/2009 3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4:04" table:style-name="ce2">
            <text:p>2/28/2009 3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4:37" table:style-name="ce2">
            <text:p>2/28/2009 3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5:11" table:style-name="ce2">
            <text:p>2/28/2009 3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5:45" table:style-name="ce2">
            <text:p>2/28/2009 3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6:19" table:style-name="ce2">
            <text:p>2/28/2009 3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6:53" table:style-name="ce2">
            <text:p>2/28/2009 3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7:26" table:style-name="ce2">
            <text:p>2/28/2009 3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8:00" table:style-name="ce2">
            <text:p>2/28/2009 3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8:34" table:style-name="ce2">
            <text:p>2/28/2009 3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9:08" table:style-name="ce2">
            <text:p>2/28/2009 3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39:41" table:style-name="ce2">
            <text:p>2/28/2009 3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0:15" table:style-name="ce2">
            <text:p>2/28/2009 3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0:49" table:style-name="ce2">
            <text:p>2/28/2009 3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1:22" table:style-name="ce2">
            <text:p>2/28/2009 3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1:56" table:style-name="ce2">
            <text:p>2/28/2009 3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2:30" table:style-name="ce2">
            <text:p>2/28/2009 3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3:04" table:style-name="ce2">
            <text:p>2/28/2009 3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3:37" table:style-name="ce2">
            <text:p>2/28/2009 3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4:11" table:style-name="ce2">
            <text:p>2/28/2009 3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4:45" table:style-name="ce2">
            <text:p>2/28/2009 3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5:19" table:style-name="ce2">
            <text:p>2/28/2009 3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5:52" table:style-name="ce2">
            <text:p>2/28/2009 3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6:26" table:style-name="ce2">
            <text:p>2/28/2009 3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7:00" table:style-name="ce2">
            <text:p>2/28/2009 3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7:34" table:style-name="ce2">
            <text:p>2/28/2009 3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8:07" table:style-name="ce2">
            <text:p>2/28/2009 3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8:41" table:style-name="ce2">
            <text:p>2/28/2009 3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9:15" table:style-name="ce2">
            <text:p>2/28/2009 3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49:49" table:style-name="ce2">
            <text:p>2/28/2009 3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0:23" table:style-name="ce2">
            <text:p>2/28/2009 3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0:57" table:style-name="ce2">
            <text:p>2/28/2009 3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1:30" table:style-name="ce2">
            <text:p>2/28/2009 3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2:04" table:style-name="ce2">
            <text:p>2/28/2009 3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2:38" table:style-name="ce2">
            <text:p>2/28/2009 3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3:12" table:style-name="ce2">
            <text:p>2/28/2009 3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3:45" table:style-name="ce2">
            <text:p>2/28/2009 3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4:19" table:style-name="ce2">
            <text:p>2/28/2009 3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4:53" table:style-name="ce2">
            <text:p>2/28/2009 3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5:27" table:style-name="ce2">
            <text:p>2/28/2009 3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6:00" table:style-name="ce2">
            <text:p>2/28/2009 3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6:34" table:style-name="ce2">
            <text:p>2/28/2009 3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7:08" table:style-name="ce2">
            <text:p>2/28/2009 3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7:42" table:style-name="ce2">
            <text:p>2/28/2009 3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8:15" table:style-name="ce2">
            <text:p>2/28/2009 3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8:49" table:style-name="ce2">
            <text:p>2/28/2009 3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9:23" table:style-name="ce2">
            <text:p>2/28/2009 3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3:59:57" table:style-name="ce2">
            <text:p>2/28/2009 3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0:31" table:style-name="ce2">
            <text:p>2/28/2009 4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1:04" table:style-name="ce2">
            <text:p>2/28/2009 4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1:38" table:style-name="ce2">
            <text:p>2/28/2009 4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2:12" table:style-name="ce2">
            <text:p>2/28/2009 4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2:46" table:style-name="ce2">
            <text:p>2/28/2009 4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3:20" table:style-name="ce2">
            <text:p>2/28/2009 4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3:53" table:style-name="ce2">
            <text:p>2/28/2009 4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4:27" table:style-name="ce2">
            <text:p>2/28/2009 4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5:01" table:style-name="ce2">
            <text:p>2/28/2009 4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5:35" table:style-name="ce2">
            <text:p>2/28/2009 4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6:09" table:style-name="ce2">
            <text:p>2/28/2009 4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6:42" table:style-name="ce2">
            <text:p>2/28/2009 4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7:16" table:style-name="ce2">
            <text:p>2/28/2009 4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7:50" table:style-name="ce2">
            <text:p>2/28/2009 4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8:24" table:style-name="ce2">
            <text:p>2/28/2009 4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8:57" table:style-name="ce2">
            <text:p>2/28/2009 4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09:31" table:style-name="ce2">
            <text:p>2/28/2009 4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0:05" table:style-name="ce2">
            <text:p>2/28/2009 4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0:39" table:style-name="ce2">
            <text:p>2/28/2009 4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1:12" table:style-name="ce2">
            <text:p>2/28/2009 4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1:46" table:style-name="ce2">
            <text:p>2/28/2009 4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2:20" table:style-name="ce2">
            <text:p>2/28/2009 4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2:54" table:style-name="ce2">
            <text:p>2/28/2009 4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3:27" table:style-name="ce2">
            <text:p>2/28/2009 4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4:01" table:style-name="ce2">
            <text:p>2/28/2009 4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4:35" table:style-name="ce2">
            <text:p>2/28/2009 4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5:09" table:style-name="ce2">
            <text:p>2/28/2009 4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5:43" table:style-name="ce2">
            <text:p>2/28/2009 4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6:17" table:style-name="ce2">
            <text:p>2/28/2009 4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6:50" table:style-name="ce2">
            <text:p>2/28/2009 4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7:24" table:style-name="ce2">
            <text:p>2/28/2009 4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7:58" table:style-name="ce2">
            <text:p>2/28/2009 4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8:32" table:style-name="ce2">
            <text:p>2/28/2009 4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9:05" table:style-name="ce2">
            <text:p>2/28/2009 4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19:39" table:style-name="ce2">
            <text:p>2/28/2009 4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0:13" table:style-name="ce2">
            <text:p>2/28/2009 4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0:47" table:style-name="ce2">
            <text:p>2/28/2009 4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1:20" table:style-name="ce2">
            <text:p>2/28/2009 4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1:54" table:style-name="ce2">
            <text:p>2/28/2009 4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2:28" table:style-name="ce2">
            <text:p>2/28/2009 4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3:02" table:style-name="ce2">
            <text:p>2/28/2009 4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3:35" table:style-name="ce2">
            <text:p>2/28/2009 4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4:09" table:style-name="ce2">
            <text:p>2/28/2009 4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4:43" table:style-name="ce2">
            <text:p>2/28/2009 4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5:17" table:style-name="ce2">
            <text:p>2/28/2009 4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5:50" table:style-name="ce2">
            <text:p>2/28/2009 4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6:24" table:style-name="ce2">
            <text:p>2/28/2009 4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6:58" table:style-name="ce2">
            <text:p>2/28/2009 4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7:32" table:style-name="ce2">
            <text:p>2/28/2009 4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8:06" table:style-name="ce2">
            <text:p>2/28/2009 4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8:40" table:style-name="ce2">
            <text:p>2/28/2009 4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9:13" table:style-name="ce2">
            <text:p>2/28/2009 4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29:47" table:style-name="ce2">
            <text:p>2/28/2009 4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0:21" table:style-name="ce2">
            <text:p>2/28/2009 4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0:55" table:style-name="ce2">
            <text:p>2/28/2009 4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1:28" table:style-name="ce2">
            <text:p>2/28/2009 4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2:02" table:style-name="ce2">
            <text:p>2/28/2009 4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2:36" table:style-name="ce2">
            <text:p>2/28/2009 4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3:10" table:style-name="ce2">
            <text:p>2/28/2009 4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3:44" table:style-name="ce2">
            <text:p>2/28/2009 4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4:17" table:style-name="ce2">
            <text:p>2/28/2009 4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4:51" table:style-name="ce2">
            <text:p>2/28/2009 4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5:25" table:style-name="ce2">
            <text:p>2/28/2009 4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5:59" table:style-name="ce2">
            <text:p>2/28/2009 4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6:32" table:style-name="ce2">
            <text:p>2/28/2009 4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7:06" table:style-name="ce2">
            <text:p>2/28/2009 4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7:40" table:style-name="ce2">
            <text:p>2/28/2009 4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8:14" table:style-name="ce2">
            <text:p>2/28/2009 4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8:47" table:style-name="ce2">
            <text:p>2/28/2009 4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9:21" table:style-name="ce2">
            <text:p>2/28/2009 4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39:55" table:style-name="ce2">
            <text:p>2/28/2009 4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0:29" table:style-name="ce2">
            <text:p>2/28/2009 4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1:02" table:style-name="ce2">
            <text:p>2/28/2009 4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1:36" table:style-name="ce2">
            <text:p>2/28/2009 4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2:10" table:style-name="ce2">
            <text:p>2/28/2009 4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2:44" table:style-name="ce2">
            <text:p>2/28/2009 4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3:18" table:style-name="ce2">
            <text:p>2/28/2009 4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3:51" table:style-name="ce2">
            <text:p>2/28/2009 4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4:25" table:style-name="ce2">
            <text:p>2/28/2009 4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4:59" table:style-name="ce2">
            <text:p>2/28/2009 4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5:33" table:style-name="ce2">
            <text:p>2/28/2009 4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6:07" table:style-name="ce2">
            <text:p>2/28/2009 4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6:40" table:style-name="ce2">
            <text:p>2/28/2009 4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7:14" table:style-name="ce2">
            <text:p>2/28/2009 4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7:48" table:style-name="ce2">
            <text:p>2/28/2009 4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8:22" table:style-name="ce2">
            <text:p>2/28/2009 4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8:55" table:style-name="ce2">
            <text:p>2/28/2009 4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49:29" table:style-name="ce2">
            <text:p>2/28/2009 4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0:03" table:style-name="ce2">
            <text:p>2/28/2009 4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0:37" table:style-name="ce2">
            <text:p>2/28/2009 4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1:11" table:style-name="ce2">
            <text:p>2/28/2009 4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1:44" table:style-name="ce2">
            <text:p>2/28/2009 4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2:18" table:style-name="ce2">
            <text:p>2/28/2009 4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2:52" table:style-name="ce2">
            <text:p>2/28/2009 4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3:26" table:style-name="ce2">
            <text:p>2/28/2009 4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3:59" table:style-name="ce2">
            <text:p>2/28/2009 4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4:33" table:style-name="ce2">
            <text:p>2/28/2009 4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5:07" table:style-name="ce2">
            <text:p>2/28/2009 4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5:41" table:style-name="ce2">
            <text:p>2/28/2009 4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6:14" table:style-name="ce2">
            <text:p>2/28/2009 4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6:48" table:style-name="ce2">
            <text:p>2/28/2009 4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7:22" table:style-name="ce2">
            <text:p>2/28/2009 4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7:56" table:style-name="ce2">
            <text:p>2/28/2009 4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8:30" table:style-name="ce2">
            <text:p>2/28/2009 4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9:03" table:style-name="ce2">
            <text:p>2/28/2009 4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4:59:37" table:style-name="ce2">
            <text:p>2/28/2009 4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0:11" table:style-name="ce2">
            <text:p>2/28/2009 5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0:45" table:style-name="ce2">
            <text:p>2/28/2009 5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1:19" table:style-name="ce2">
            <text:p>2/28/2009 5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1:52" table:style-name="ce2">
            <text:p>2/28/2009 5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2:26" table:style-name="ce2">
            <text:p>2/28/2009 5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3:00" table:style-name="ce2">
            <text:p>2/28/2009 5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3:34" table:style-name="ce2">
            <text:p>2/28/2009 5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4:07" table:style-name="ce2">
            <text:p>2/28/2009 5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4:41" table:style-name="ce2">
            <text:p>2/28/2009 5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5:15" table:style-name="ce2">
            <text:p>2/28/2009 5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5:49" table:style-name="ce2">
            <text:p>2/28/2009 5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6:23" table:style-name="ce2">
            <text:p>2/28/2009 5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6:56" table:style-name="ce2">
            <text:p>2/28/2009 5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7:30" table:style-name="ce2">
            <text:p>2/28/2009 5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8:04" table:style-name="ce2">
            <text:p>2/28/2009 5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8:38" table:style-name="ce2">
            <text:p>2/28/2009 5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9:11" table:style-name="ce2">
            <text:p>2/28/2009 5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09:45" table:style-name="ce2">
            <text:p>2/28/2009 5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0:19" table:style-name="ce2">
            <text:p>2/28/2009 5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0:53" table:style-name="ce2">
            <text:p>2/28/2009 5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1:26" table:style-name="ce2">
            <text:p>2/28/2009 5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2:00" table:style-name="ce2">
            <text:p>2/28/2009 5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2:34" table:style-name="ce2">
            <text:p>2/28/2009 5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3:08" table:style-name="ce2">
            <text:p>2/28/2009 5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3:42" table:style-name="ce2">
            <text:p>2/28/2009 5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4:15" table:style-name="ce2">
            <text:p>2/28/2009 5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4:49" table:style-name="ce2">
            <text:p>2/28/2009 5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5:23" table:style-name="ce2">
            <text:p>2/28/2009 5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5:57" table:style-name="ce2">
            <text:p>2/28/2009 5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6:31" table:style-name="ce2">
            <text:p>2/28/2009 5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7:04" table:style-name="ce2">
            <text:p>2/28/2009 5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7:38" table:style-name="ce2">
            <text:p>2/28/2009 5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8:12" table:style-name="ce2">
            <text:p>2/28/2009 5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8:46" table:style-name="ce2">
            <text:p>2/28/2009 5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9:19" table:style-name="ce2">
            <text:p>2/28/2009 5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19:53" table:style-name="ce2">
            <text:p>2/28/2009 5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0:27" table:style-name="ce2">
            <text:p>2/28/2009 5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1:01" table:style-name="ce2">
            <text:p>2/28/2009 5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1:34" table:style-name="ce2">
            <text:p>2/28/2009 5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2:08" table:style-name="ce2">
            <text:p>2/28/2009 5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2:42" table:style-name="ce2">
            <text:p>2/28/2009 5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3:16" table:style-name="ce2">
            <text:p>2/28/2009 5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3:50" table:style-name="ce2">
            <text:p>2/28/2009 5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4:23" table:style-name="ce2">
            <text:p>2/28/2009 5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4:57" table:style-name="ce2">
            <text:p>2/28/2009 5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5:31" table:style-name="ce2">
            <text:p>2/28/2009 5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6:05" table:style-name="ce2">
            <text:p>2/28/2009 5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6:38" table:style-name="ce2">
            <text:p>2/28/2009 5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7:12" table:style-name="ce2">
            <text:p>2/28/2009 5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7:46" table:style-name="ce2">
            <text:p>2/28/2009 5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8:20" table:style-name="ce2">
            <text:p>2/28/2009 5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8:54" table:style-name="ce2">
            <text:p>2/28/2009 5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29:27" table:style-name="ce2">
            <text:p>2/28/2009 5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0:01" table:style-name="ce2">
            <text:p>2/28/2009 5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0:35" table:style-name="ce2">
            <text:p>2/28/2009 5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1:09" table:style-name="ce2">
            <text:p>2/28/2009 5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1:43" table:style-name="ce2">
            <text:p>2/28/2009 5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2:16" table:style-name="ce2">
            <text:p>2/28/2009 5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2:50" table:style-name="ce2">
            <text:p>2/28/2009 5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3:24" table:style-name="ce2">
            <text:p>2/28/2009 5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3:58" table:style-name="ce2">
            <text:p>2/28/2009 5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4:31" table:style-name="ce2">
            <text:p>2/28/2009 5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5:05" table:style-name="ce2">
            <text:p>2/28/2009 5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5:39" table:style-name="ce2">
            <text:p>2/28/2009 5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6:13" table:style-name="ce2">
            <text:p>2/28/2009 5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6:46" table:style-name="ce2">
            <text:p>2/28/2009 5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7:20" table:style-name="ce2">
            <text:p>2/28/2009 5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7:54" table:style-name="ce2">
            <text:p>2/28/2009 5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8:28" table:style-name="ce2">
            <text:p>2/28/2009 5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9:02" table:style-name="ce2">
            <text:p>2/28/2009 5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39:35" table:style-name="ce2">
            <text:p>2/28/2009 5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0:09" table:style-name="ce2">
            <text:p>2/28/2009 5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0:43" table:style-name="ce2">
            <text:p>2/28/2009 5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1:17" table:style-name="ce2">
            <text:p>2/28/2009 5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1:50" table:style-name="ce2">
            <text:p>2/28/2009 5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2:24" table:style-name="ce2">
            <text:p>2/28/2009 5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2:58" table:style-name="ce2">
            <text:p>2/28/2009 5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3:32" table:style-name="ce2">
            <text:p>2/28/2009 5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4:05" table:style-name="ce2">
            <text:p>2/28/2009 5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4:39" table:style-name="ce2">
            <text:p>2/28/2009 5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5:13" table:style-name="ce2">
            <text:p>2/28/2009 5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5:47" table:style-name="ce2">
            <text:p>2/28/2009 5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6:21" table:style-name="ce2">
            <text:p>2/28/2009 5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6:55" table:style-name="ce2">
            <text:p>2/28/2009 5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7:28" table:style-name="ce2">
            <text:p>2/28/2009 5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8:02" table:style-name="ce2">
            <text:p>2/28/2009 5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8:36" table:style-name="ce2">
            <text:p>2/28/2009 5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9:10" table:style-name="ce2">
            <text:p>2/28/2009 5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49:43" table:style-name="ce2">
            <text:p>2/28/2009 5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0:17" table:style-name="ce2">
            <text:p>2/28/2009 5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0:51" table:style-name="ce2">
            <text:p>2/28/2009 5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1:25" table:style-name="ce2">
            <text:p>2/28/2009 5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1:58" table:style-name="ce2">
            <text:p>2/28/2009 5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2:32" table:style-name="ce2">
            <text:p>2/28/2009 5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3:06" table:style-name="ce2">
            <text:p>2/28/2009 5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3:40" table:style-name="ce2">
            <text:p>2/28/2009 5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4:13" table:style-name="ce2">
            <text:p>2/28/2009 5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4:47" table:style-name="ce2">
            <text:p>2/28/2009 5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5:21" table:style-name="ce2">
            <text:p>2/28/2009 5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5:55" table:style-name="ce2">
            <text:p>2/28/2009 5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6:29" table:style-name="ce2">
            <text:p>2/28/2009 5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7:02" table:style-name="ce2">
            <text:p>2/28/2009 5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7:36" table:style-name="ce2">
            <text:p>2/28/2009 5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8:10" table:style-name="ce2">
            <text:p>2/28/2009 5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8:44" table:style-name="ce2">
            <text:p>2/28/2009 5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9:17" table:style-name="ce2">
            <text:p>2/28/2009 5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5:59:51" table:style-name="ce2">
            <text:p>2/28/2009 5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0:25" table:style-name="ce2">
            <text:p>2/28/2009 6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0:59" table:style-name="ce2">
            <text:p>2/28/2009 6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1:32" table:style-name="ce2">
            <text:p>2/28/2009 6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2:06" table:style-name="ce2">
            <text:p>2/28/2009 6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2:40" table:style-name="ce2">
            <text:p>2/28/2009 6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3:14" table:style-name="ce2">
            <text:p>2/28/2009 6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3:47" table:style-name="ce2">
            <text:p>2/28/2009 6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4:21" table:style-name="ce2">
            <text:p>2/28/2009 6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4:55" table:style-name="ce2">
            <text:p>2/28/2009 6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5:29" table:style-name="ce2">
            <text:p>2/28/2009 6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6:02" table:style-name="ce2">
            <text:p>2/28/2009 6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6:36" table:style-name="ce2">
            <text:p>2/28/2009 6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7:10" table:style-name="ce2">
            <text:p>2/28/2009 6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7:44" table:style-name="ce2">
            <text:p>2/28/2009 6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8:18" table:style-name="ce2">
            <text:p>2/28/2009 6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8:52" table:style-name="ce2">
            <text:p>2/28/2009 6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09:26" table:style-name="ce2">
            <text:p>2/28/2009 6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0:00" table:style-name="ce2">
            <text:p>2/28/2009 6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0:33" table:style-name="ce2">
            <text:p>2/28/2009 6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1:07" table:style-name="ce2">
            <text:p>2/28/2009 6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1:44" table:style-name="ce2">
            <text:p>2/28/2009 6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2:15" table:style-name="ce2">
            <text:p>2/28/2009 6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2:49" table:style-name="ce2">
            <text:p>2/28/2009 6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3:23" table:style-name="ce2">
            <text:p>2/28/2009 6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3:56" table:style-name="ce2">
            <text:p>2/28/2009 6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4:30" table:style-name="ce2">
            <text:p>2/28/2009 6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5:04" table:style-name="ce2">
            <text:p>2/28/2009 6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5:38" table:style-name="ce2">
            <text:p>2/28/2009 6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6:11" table:style-name="ce2">
            <text:p>2/28/2009 6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6:45" table:style-name="ce2">
            <text:p>2/28/2009 6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7:19" table:style-name="ce2">
            <text:p>2/28/2009 6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7:53" table:style-name="ce2">
            <text:p>2/28/2009 6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8:27" table:style-name="ce2">
            <text:p>2/28/2009 6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9:00" table:style-name="ce2">
            <text:p>2/28/2009 6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19:34" table:style-name="ce2">
            <text:p>2/28/2009 6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0:08" table:style-name="ce2">
            <text:p>2/28/2009 6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0:42" table:style-name="ce2">
            <text:p>2/28/2009 6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1:15" table:style-name="ce2">
            <text:p>2/28/2009 6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1:49" table:style-name="ce2">
            <text:p>2/28/2009 6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2:23" table:style-name="ce2">
            <text:p>2/28/2009 6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2:57" table:style-name="ce2">
            <text:p>2/28/2009 6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3:30" table:style-name="ce2">
            <text:p>2/28/2009 6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4:04" table:style-name="ce2">
            <text:p>2/28/2009 6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4:38" table:style-name="ce2">
            <text:p>2/28/2009 6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5:12" table:style-name="ce2">
            <text:p>2/28/2009 6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5:46" table:style-name="ce2">
            <text:p>2/28/2009 6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6:19" table:style-name="ce2">
            <text:p>2/28/2009 6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6:53" table:style-name="ce2">
            <text:p>2/28/2009 6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7:27" table:style-name="ce2">
            <text:p>2/28/2009 6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8:01" table:style-name="ce2">
            <text:p>2/28/2009 6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8:34" table:style-name="ce2">
            <text:p>2/28/2009 6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9:08" table:style-name="ce2">
            <text:p>2/28/2009 6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29:42" table:style-name="ce2">
            <text:p>2/28/2009 6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0:16" table:style-name="ce2">
            <text:p>2/28/2009 6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0:50" table:style-name="ce2">
            <text:p>2/28/2009 6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1:23" table:style-name="ce2">
            <text:p>2/28/2009 6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1:57" table:style-name="ce2">
            <text:p>2/28/2009 6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2:31" table:style-name="ce2">
            <text:p>2/28/2009 6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3:05" table:style-name="ce2">
            <text:p>2/28/2009 6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3:39" table:style-name="ce2">
            <text:p>2/28/2009 6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4:12" table:style-name="ce2">
            <text:p>2/28/2009 6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4:46" table:style-name="ce2">
            <text:p>2/28/2009 6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5:20" table:style-name="ce2">
            <text:p>2/28/2009 6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5:54" table:style-name="ce2">
            <text:p>2/28/2009 6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6:27" table:style-name="ce2">
            <text:p>2/28/2009 6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7:01" table:style-name="ce2">
            <text:p>2/28/2009 6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7:35" table:style-name="ce2">
            <text:p>2/28/2009 6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8:09" table:style-name="ce2">
            <text:p>2/28/2009 6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8:43" table:style-name="ce2">
            <text:p>2/28/2009 6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9:16" table:style-name="ce2">
            <text:p>2/28/2009 6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39:50" table:style-name="ce2">
            <text:p>2/28/2009 6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0:24" table:style-name="ce2">
            <text:p>2/28/2009 6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0:58" table:style-name="ce2">
            <text:p>2/28/2009 6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1:31" table:style-name="ce2">
            <text:p>2/28/2009 6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2:05" table:style-name="ce2">
            <text:p>2/28/2009 6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2:39" table:style-name="ce2">
            <text:p>2/28/2009 6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3:13" table:style-name="ce2">
            <text:p>2/28/2009 6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3:46" table:style-name="ce2">
            <text:p>2/28/2009 6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4:20" table:style-name="ce2">
            <text:p>2/28/2009 6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4:54" table:style-name="ce2">
            <text:p>2/28/2009 6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5:28" table:style-name="ce2">
            <text:p>2/28/2009 6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6:01" table:style-name="ce2">
            <text:p>2/28/2009 6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6:35" table:style-name="ce2">
            <text:p>2/28/2009 6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7:09" table:style-name="ce2">
            <text:p>2/28/2009 6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7:43" table:style-name="ce2">
            <text:p>2/28/2009 6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8:17" table:style-name="ce2">
            <text:p>2/28/2009 6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8:50" table:style-name="ce2">
            <text:p>2/28/2009 6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9:24" table:style-name="ce2">
            <text:p>2/28/2009 6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49:58" table:style-name="ce2">
            <text:p>2/28/2009 6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0:32" table:style-name="ce2">
            <text:p>2/28/2009 6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1:06" table:style-name="ce2">
            <text:p>2/28/2009 6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1:39" table:style-name="ce2">
            <text:p>2/28/2009 6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2:13" table:style-name="ce2">
            <text:p>2/28/2009 6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2:47" table:style-name="ce2">
            <text:p>2/28/2009 6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3:21" table:style-name="ce2">
            <text:p>2/28/2009 6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3:54" table:style-name="ce2">
            <text:p>2/28/2009 6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4:28" table:style-name="ce2">
            <text:p>2/28/2009 6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5:02" table:style-name="ce2">
            <text:p>2/28/2009 6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5:36" table:style-name="ce2">
            <text:p>2/28/2009 6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6:09" table:style-name="ce2">
            <text:p>2/28/2009 6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6:43" table:style-name="ce2">
            <text:p>2/28/2009 6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7:17" table:style-name="ce2">
            <text:p>2/28/2009 6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7:51" table:style-name="ce2">
            <text:p>2/28/2009 6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8:24" table:style-name="ce2">
            <text:p>2/28/2009 6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8:58" table:style-name="ce2">
            <text:p>2/28/2009 6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6:59:32" table:style-name="ce2">
            <text:p>2/28/2009 6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0:06" table:style-name="ce2">
            <text:p>2/28/2009 7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0:40" table:style-name="ce2">
            <text:p>2/28/2009 7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1:13" table:style-name="ce2">
            <text:p>2/28/2009 7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1:47" table:style-name="ce2">
            <text:p>2/28/2009 7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2:21" table:style-name="ce2">
            <text:p>2/28/2009 7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2:55" table:style-name="ce2">
            <text:p>2/28/2009 7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3:29" table:style-name="ce2">
            <text:p>2/28/2009 7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4:02" table:style-name="ce2">
            <text:p>2/28/2009 7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4:36" table:style-name="ce2">
            <text:p>2/28/2009 7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5:10" table:style-name="ce2">
            <text:p>2/28/2009 7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5:44" table:style-name="ce2">
            <text:p>2/28/2009 7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6:17" table:style-name="ce2">
            <text:p>2/28/2009 7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6:51" table:style-name="ce2">
            <text:p>2/28/2009 7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7:25" table:style-name="ce2">
            <text:p>2/28/2009 7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7:59" table:style-name="ce2">
            <text:p>2/28/2009 7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8:33" table:style-name="ce2">
            <text:p>2/28/2009 7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9:06" table:style-name="ce2">
            <text:p>2/28/2009 7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09:40" table:style-name="ce2">
            <text:p>2/28/2009 7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0:14" table:style-name="ce2">
            <text:p>2/28/2009 7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0:48" table:style-name="ce2">
            <text:p>2/28/2009 7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1:21" table:style-name="ce2">
            <text:p>2/28/2009 7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1:55" table:style-name="ce2">
            <text:p>2/28/2009 7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2:29" table:style-name="ce2">
            <text:p>2/28/2009 7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3:03" table:style-name="ce2">
            <text:p>2/28/2009 7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3:37" table:style-name="ce2">
            <text:p>2/28/2009 7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4:10" table:style-name="ce2">
            <text:p>2/28/2009 7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4:44" table:style-name="ce2">
            <text:p>2/28/2009 7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5:18" table:style-name="ce2">
            <text:p>2/28/2009 7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5:52" table:style-name="ce2">
            <text:p>2/28/2009 7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6:25" table:style-name="ce2">
            <text:p>2/28/2009 7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6:59" table:style-name="ce2">
            <text:p>2/28/2009 7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7:33" table:style-name="ce2">
            <text:p>2/28/2009 7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8:07" table:style-name="ce2">
            <text:p>2/28/2009 7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8:40" table:style-name="ce2">
            <text:p>2/28/2009 7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9:14" table:style-name="ce2">
            <text:p>2/28/2009 7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19:48" table:style-name="ce2">
            <text:p>2/28/2009 7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0:22" table:style-name="ce2">
            <text:p>2/28/2009 7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0:56" table:style-name="ce2">
            <text:p>2/28/2009 7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1:29" table:style-name="ce2">
            <text:p>2/28/2009 7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2:03" table:style-name="ce2">
            <text:p>2/28/2009 7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2:37" table:style-name="ce2">
            <text:p>2/28/2009 7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3:11" table:style-name="ce2">
            <text:p>2/28/2009 7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3:44" table:style-name="ce2">
            <text:p>2/28/2009 7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4:18" table:style-name="ce2">
            <text:p>2/28/2009 7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4:52" table:style-name="ce2">
            <text:p>2/28/2009 7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5:26" table:style-name="ce2">
            <text:p>2/28/2009 7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5:59" table:style-name="ce2">
            <text:p>2/28/2009 7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6:33" table:style-name="ce2">
            <text:p>2/28/2009 7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7:07" table:style-name="ce2">
            <text:p>2/28/2009 7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7:40" table:style-name="ce2">
            <text:p>2/28/2009 7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8:14" table:style-name="ce2">
            <text:p>2/28/2009 7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8:48" table:style-name="ce2">
            <text:p>2/28/2009 7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9:22" table:style-name="ce2">
            <text:p>2/28/2009 7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29:55" table:style-name="ce2">
            <text:p>2/28/2009 7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0:29" table:style-name="ce2">
            <text:p>2/28/2009 7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1:02" table:style-name="ce2">
            <text:p>2/28/2009 7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1:35" table:style-name="ce2">
            <text:p>2/28/2009 7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2:07" table:style-name="ce2">
            <text:p>2/28/2009 7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2:41" table:style-name="ce2">
            <text:p>2/28/2009 7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3:15" table:style-name="ce2">
            <text:p>2/28/2009 7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3:48" table:style-name="ce2">
            <text:p>2/28/2009 7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4:22" table:style-name="ce2">
            <text:p>2/28/2009 7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4:56" table:style-name="ce2">
            <text:p>2/28/2009 7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5:30" table:style-name="ce2">
            <text:p>2/28/2009 7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6:03" table:style-name="ce2">
            <text:p>2/28/2009 7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6:37" table:style-name="ce2">
            <text:p>2/28/2009 7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7:11" table:style-name="ce2">
            <text:p>2/28/2009 7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7:45" table:style-name="ce2">
            <text:p>2/28/2009 7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8:18" table:style-name="ce2">
            <text:p>2/28/2009 7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8:52" table:style-name="ce2">
            <text:p>2/28/2009 7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39:26" table:style-name="ce2">
            <text:p>2/28/2009 7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0:00" table:style-name="ce2">
            <text:p>2/28/2009 7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0:34" table:style-name="ce2">
            <text:p>2/28/2009 7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1:07" table:style-name="ce2">
            <text:p>2/28/2009 7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1:41" table:style-name="ce2">
            <text:p>2/28/2009 7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2:15" table:style-name="ce2">
            <text:p>2/28/2009 7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2:49" table:style-name="ce2">
            <text:p>2/28/2009 7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3:22" table:style-name="ce2">
            <text:p>2/28/2009 7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3:56" table:style-name="ce2">
            <text:p>2/28/2009 7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4:30" table:style-name="ce2">
            <text:p>2/28/2009 7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5:04" table:style-name="ce2">
            <text:p>2/28/2009 7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5:37" table:style-name="ce2">
            <text:p>2/28/2009 7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6:11" table:style-name="ce2">
            <text:p>2/28/2009 7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6:45" table:style-name="ce2">
            <text:p>2/28/2009 7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7:19" table:style-name="ce2">
            <text:p>2/28/2009 7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7:53" table:style-name="ce2">
            <text:p>2/28/2009 7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8:26" table:style-name="ce2">
            <text:p>2/28/2009 7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9:00" table:style-name="ce2">
            <text:p>2/28/2009 7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49:34" table:style-name="ce2">
            <text:p>2/28/2009 7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0:08" table:style-name="ce2">
            <text:p>2/28/2009 7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0:42" table:style-name="ce2">
            <text:p>2/28/2009 7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1:15" table:style-name="ce2">
            <text:p>2/28/2009 7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1:49" table:style-name="ce2">
            <text:p>2/28/2009 7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2:23" table:style-name="ce2">
            <text:p>2/28/2009 7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2:57" table:style-name="ce2">
            <text:p>2/28/2009 7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3:30" table:style-name="ce2">
            <text:p>2/28/2009 7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4:04" table:style-name="ce2">
            <text:p>2/28/2009 7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4:38" table:style-name="ce2">
            <text:p>2/28/2009 7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5:12" table:style-name="ce2">
            <text:p>2/28/2009 7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5:45" table:style-name="ce2">
            <text:p>2/28/2009 7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6:19" table:style-name="ce2">
            <text:p>2/28/2009 7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6:53" table:style-name="ce2">
            <text:p>2/28/2009 7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7:27" table:style-name="ce2">
            <text:p>2/28/2009 7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8:01" table:style-name="ce2">
            <text:p>2/28/2009 7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8:34" table:style-name="ce2">
            <text:p>2/28/2009 7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9:08" table:style-name="ce2">
            <text:p>2/28/2009 7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7:59:42" table:style-name="ce2">
            <text:p>2/28/2009 7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0:16" table:style-name="ce2">
            <text:p>2/28/2009 8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0:50" table:style-name="ce2">
            <text:p>2/28/2009 8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1:23" table:style-name="ce2">
            <text:p>2/28/2009 8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1:57" table:style-name="ce2">
            <text:p>2/28/2009 8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2:31" table:style-name="ce2">
            <text:p>2/28/2009 8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3:05" table:style-name="ce2">
            <text:p>2/28/2009 8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3:38" table:style-name="ce2">
            <text:p>2/28/2009 8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4:12" table:style-name="ce2">
            <text:p>2/28/2009 8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4:46" table:style-name="ce2">
            <text:p>2/28/2009 8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5:20" table:style-name="ce2">
            <text:p>2/28/2009 8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5:54" table:style-name="ce2">
            <text:p>2/28/2009 8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6:27" table:style-name="ce2">
            <text:p>2/28/2009 8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7:01" table:style-name="ce2">
            <text:p>2/28/2009 8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7:35" table:style-name="ce2">
            <text:p>2/28/2009 8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8:09" table:style-name="ce2">
            <text:p>2/28/2009 8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8:42" table:style-name="ce2">
            <text:p>2/28/2009 8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9:16" table:style-name="ce2">
            <text:p>2/28/2009 8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09:50" table:style-name="ce2">
            <text:p>2/28/2009 8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0:24" table:style-name="ce2">
            <text:p>2/28/2009 8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0:57" table:style-name="ce2">
            <text:p>2/28/2009 8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1:31" table:style-name="ce2">
            <text:p>2/28/2009 8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2:05" table:style-name="ce2">
            <text:p>2/28/2009 8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2:39" table:style-name="ce2">
            <text:p>2/28/2009 8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3:13" table:style-name="ce2">
            <text:p>2/28/2009 8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3:46" table:style-name="ce2">
            <text:p>2/28/2009 8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4:20" table:style-name="ce2">
            <text:p>2/28/2009 8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4:54" table:style-name="ce2">
            <text:p>2/28/2009 8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5:28" table:style-name="ce2">
            <text:p>2/28/2009 8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6:02" table:style-name="ce2">
            <text:p>2/28/2009 8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6:35" table:style-name="ce2">
            <text:p>2/28/2009 8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7:09" table:style-name="ce2">
            <text:p>2/28/2009 8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7:43" table:style-name="ce2">
            <text:p>2/28/2009 8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8:17" table:style-name="ce2">
            <text:p>2/28/2009 8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8:50" table:style-name="ce2">
            <text:p>2/28/2009 8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9:24" table:style-name="ce2">
            <text:p>2/28/2009 8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19:58" table:style-name="ce2">
            <text:p>2/28/2009 8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0:32" table:style-name="ce2">
            <text:p>2/28/2009 8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1:05" table:style-name="ce2">
            <text:p>2/28/2009 8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1:39" table:style-name="ce2">
            <text:p>2/28/2009 8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2:13" table:style-name="ce2">
            <text:p>2/28/2009 8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2:47" table:style-name="ce2">
            <text:p>2/28/2009 8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3:21" table:style-name="ce2">
            <text:p>2/28/2009 8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3:54" table:style-name="ce2">
            <text:p>2/28/2009 8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4:28" table:style-name="ce2">
            <text:p>2/28/2009 8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5:02" table:style-name="ce2">
            <text:p>2/28/2009 8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5:36" table:style-name="ce2">
            <text:p>2/28/2009 8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6:09" table:style-name="ce2">
            <text:p>2/28/2009 8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6:43" table:style-name="ce2">
            <text:p>2/28/2009 8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7:17" table:style-name="ce2">
            <text:p>2/28/2009 8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7:51" table:style-name="ce2">
            <text:p>2/28/2009 8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8:24" table:style-name="ce2">
            <text:p>2/28/2009 8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8:58" table:style-name="ce2">
            <text:p>2/28/2009 8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29:32" table:style-name="ce2">
            <text:p>2/28/2009 8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0:06" table:style-name="ce2">
            <text:p>2/28/2009 8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0:40" table:style-name="ce2">
            <text:p>2/28/2009 8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1:14" table:style-name="ce2">
            <text:p>2/28/2009 8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1:47" table:style-name="ce2">
            <text:p>2/28/2009 8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2:21" table:style-name="ce2">
            <text:p>2/28/2009 8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2:55" table:style-name="ce2">
            <text:p>2/28/2009 8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3:29" table:style-name="ce2">
            <text:p>2/28/2009 8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4:02" table:style-name="ce2">
            <text:p>2/28/2009 8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4:36" table:style-name="ce2">
            <text:p>2/28/2009 8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5:10" table:style-name="ce2">
            <text:p>2/28/2009 8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5:44" table:style-name="ce2">
            <text:p>2/28/2009 8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6:17" table:style-name="ce2">
            <text:p>2/28/2009 8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6:51" table:style-name="ce2">
            <text:p>2/28/2009 8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7:25" table:style-name="ce2">
            <text:p>2/28/2009 8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7:59" table:style-name="ce2">
            <text:p>2/28/2009 8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8:33" table:style-name="ce2">
            <text:p>2/28/2009 8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9:06" table:style-name="ce2">
            <text:p>2/28/2009 8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39:40" table:style-name="ce2">
            <text:p>2/28/2009 8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0:14" table:style-name="ce2">
            <text:p>2/28/2009 8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0:48" table:style-name="ce2">
            <text:p>2/28/2009 8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1:21" table:style-name="ce2">
            <text:p>2/28/2009 8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1:55" table:style-name="ce2">
            <text:p>2/28/2009 8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2:29" table:style-name="ce2">
            <text:p>2/28/2009 8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3:03" table:style-name="ce2">
            <text:p>2/28/2009 8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3:36" table:style-name="ce2">
            <text:p>2/28/2009 8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4:10" table:style-name="ce2">
            <text:p>2/28/2009 8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4:44" table:style-name="ce2">
            <text:p>2/28/2009 8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5:18" table:style-name="ce2">
            <text:p>2/28/2009 8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5:52" table:style-name="ce2">
            <text:p>2/28/2009 8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6:25" table:style-name="ce2">
            <text:p>2/28/2009 8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6:59" table:style-name="ce2">
            <text:p>2/28/2009 8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7:33" table:style-name="ce2">
            <text:p>2/28/2009 8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8:07" table:style-name="ce2">
            <text:p>2/28/2009 8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8:41" table:style-name="ce2">
            <text:p>2/28/2009 8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9:14" table:style-name="ce2">
            <text:p>2/28/2009 8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49:48" table:style-name="ce2">
            <text:p>2/28/2009 8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0:22" table:style-name="ce2">
            <text:p>2/28/2009 8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0:56" table:style-name="ce2">
            <text:p>2/28/2009 8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1:29" table:style-name="ce2">
            <text:p>2/28/2009 8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2:03" table:style-name="ce2">
            <text:p>2/28/2009 8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2:37" table:style-name="ce2">
            <text:p>2/28/2009 8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3:11" table:style-name="ce2">
            <text:p>2/28/2009 8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3:45" table:style-name="ce2">
            <text:p>2/28/2009 8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4:18" table:style-name="ce2">
            <text:p>2/28/2009 8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4:52" table:style-name="ce2">
            <text:p>2/28/2009 8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5:26" table:style-name="ce2">
            <text:p>2/28/2009 8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6:00" table:style-name="ce2">
            <text:p>2/28/2009 8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6:33" table:style-name="ce2">
            <text:p>2/28/2009 8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7:07" table:style-name="ce2">
            <text:p>2/28/2009 8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7:41" table:style-name="ce2">
            <text:p>2/28/2009 8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8:15" table:style-name="ce2">
            <text:p>2/28/2009 8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8:48" table:style-name="ce2">
            <text:p>2/28/2009 8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9:22" table:style-name="ce2">
            <text:p>2/28/2009 8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8:59:56" table:style-name="ce2">
            <text:p>2/28/2009 8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0:30" table:style-name="ce2">
            <text:p>2/28/2009 9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1:03" table:style-name="ce2">
            <text:p>2/28/2009 9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1:37" table:style-name="ce2">
            <text:p>2/28/2009 9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2:11" table:style-name="ce2">
            <text:p>2/28/2009 9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2:45" table:style-name="ce2">
            <text:p>2/28/2009 9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3:19" table:style-name="ce2">
            <text:p>2/28/2009 9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3:52" table:style-name="ce2">
            <text:p>2/28/2009 9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4:26" table:style-name="ce2">
            <text:p>2/28/2009 9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5:00" table:style-name="ce2">
            <text:p>2/28/2009 9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5:34" table:style-name="ce2">
            <text:p>2/28/2009 9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6:08" table:style-name="ce2">
            <text:p>2/28/2009 9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6:41" table:style-name="ce2">
            <text:p>2/28/2009 9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7:15" table:style-name="ce2">
            <text:p>2/28/2009 9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7:49" table:style-name="ce2">
            <text:p>2/28/2009 9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8:23" table:style-name="ce2">
            <text:p>2/28/2009 9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8:56" table:style-name="ce2">
            <text:p>2/28/2009 9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09:30" table:style-name="ce2">
            <text:p>2/28/2009 9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0:04" table:style-name="ce2">
            <text:p>2/28/2009 9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0:38" table:style-name="ce2">
            <text:p>2/28/2009 9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1:12" table:style-name="ce2">
            <text:p>2/28/2009 9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1:45" table:style-name="ce2">
            <text:p>2/28/2009 9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2:19" table:style-name="ce2">
            <text:p>2/28/2009 9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2:53" table:style-name="ce2">
            <text:p>2/28/2009 9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3:27" table:style-name="ce2">
            <text:p>2/28/2009 9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4:00" table:style-name="ce2">
            <text:p>2/28/2009 9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4:34" table:style-name="ce2">
            <text:p>2/28/2009 9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5:08" table:style-name="ce2">
            <text:p>2/28/2009 9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5:42" table:style-name="ce2">
            <text:p>2/28/2009 9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6:15" table:style-name="ce2">
            <text:p>2/28/2009 9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6:49" table:style-name="ce2">
            <text:p>2/28/2009 9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7:23" table:style-name="ce2">
            <text:p>2/28/2009 9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7:57" table:style-name="ce2">
            <text:p>2/28/2009 9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8:31" table:style-name="ce2">
            <text:p>2/28/2009 9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9:05" table:style-name="ce2">
            <text:p>2/28/2009 9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19:38" table:style-name="ce2">
            <text:p>2/28/2009 9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0:12" table:style-name="ce2">
            <text:p>2/28/2009 9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0:46" table:style-name="ce2">
            <text:p>2/28/2009 9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1:20" table:style-name="ce2">
            <text:p>2/28/2009 9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1:53" table:style-name="ce2">
            <text:p>2/28/2009 9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2:27" table:style-name="ce2">
            <text:p>2/28/2009 9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3:01" table:style-name="ce2">
            <text:p>2/28/2009 9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3:35" table:style-name="ce2">
            <text:p>2/28/2009 9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4:08" table:style-name="ce2">
            <text:p>2/28/2009 9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4:42" table:style-name="ce2">
            <text:p>2/28/2009 9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5:16" table:style-name="ce2">
            <text:p>2/28/2009 9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5:50" table:style-name="ce2">
            <text:p>2/28/2009 9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6:23" table:style-name="ce2">
            <text:p>2/28/2009 9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6:57" table:style-name="ce2">
            <text:p>2/28/2009 9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7:31" table:style-name="ce2">
            <text:p>2/28/2009 9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8:05" table:style-name="ce2">
            <text:p>2/28/2009 9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8:39" table:style-name="ce2">
            <text:p>2/28/2009 9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9:12" table:style-name="ce2">
            <text:p>2/28/2009 9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29:46" table:style-name="ce2">
            <text:p>2/28/2009 9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0:20" table:style-name="ce2">
            <text:p>2/28/2009 9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0:54" table:style-name="ce2">
            <text:p>2/28/2009 9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1:27" table:style-name="ce2">
            <text:p>2/28/2009 9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2:01" table:style-name="ce2">
            <text:p>2/28/2009 9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2:35" table:style-name="ce2">
            <text:p>2/28/2009 9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3:09" table:style-name="ce2">
            <text:p>2/28/2009 9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3:43" table:style-name="ce2">
            <text:p>2/28/2009 9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4:16" table:style-name="ce2">
            <text:p>2/28/2009 9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4:50" table:style-name="ce2">
            <text:p>2/28/2009 9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5:24" table:style-name="ce2">
            <text:p>2/28/2009 9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5:58" table:style-name="ce2">
            <text:p>2/28/2009 9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6:32" table:style-name="ce2">
            <text:p>2/28/2009 9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7:05" table:style-name="ce2">
            <text:p>2/28/2009 9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7:39" table:style-name="ce2">
            <text:p>2/28/2009 9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8:13" table:style-name="ce2">
            <text:p>2/28/2009 9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8:47" table:style-name="ce2">
            <text:p>2/28/2009 9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9:20" table:style-name="ce2">
            <text:p>2/28/2009 9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39:54" table:style-name="ce2">
            <text:p>2/28/2009 9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0:28" table:style-name="ce2">
            <text:p>2/28/2009 9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1:02" table:style-name="ce2">
            <text:p>2/28/2009 9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1:36" table:style-name="ce2">
            <text:p>2/28/2009 9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2:09" table:style-name="ce2">
            <text:p>2/28/2009 9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2:43" table:style-name="ce2">
            <text:p>2/28/2009 9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3:17" table:style-name="ce2">
            <text:p>2/28/2009 9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3:51" table:style-name="ce2">
            <text:p>2/28/2009 9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4:24" table:style-name="ce2">
            <text:p>2/28/2009 9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4:58" table:style-name="ce2">
            <text:p>2/28/2009 9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5:32" table:style-name="ce2">
            <text:p>2/28/2009 9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6:06" table:style-name="ce2">
            <text:p>2/28/2009 9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6:39" table:style-name="ce2">
            <text:p>2/28/2009 9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7:13" table:style-name="ce2">
            <text:p>2/28/2009 9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7:47" table:style-name="ce2">
            <text:p>2/28/2009 9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8:21" table:style-name="ce2">
            <text:p>2/28/2009 9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8:55" table:style-name="ce2">
            <text:p>2/28/2009 9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49:28" table:style-name="ce2">
            <text:p>2/28/2009 9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0:02" table:style-name="ce2">
            <text:p>2/28/2009 9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0:36" table:style-name="ce2">
            <text:p>2/28/2009 9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1:10" table:style-name="ce2">
            <text:p>2/28/2009 9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1:43" table:style-name="ce2">
            <text:p>2/28/2009 9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2:17" table:style-name="ce2">
            <text:p>2/28/2009 9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2:51" table:style-name="ce2">
            <text:p>2/28/2009 9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3:25" table:style-name="ce2">
            <text:p>2/28/2009 9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3:58" table:style-name="ce2">
            <text:p>2/28/2009 9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4:32" table:style-name="ce2">
            <text:p>2/28/2009 9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5:06" table:style-name="ce2">
            <text:p>2/28/2009 9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5:40" table:style-name="ce2">
            <text:p>2/28/2009 9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6:14" table:style-name="ce2">
            <text:p>2/28/2009 9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6:48" table:style-name="ce2">
            <text:p>2/28/2009 9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7:21" table:style-name="ce2">
            <text:p>2/28/2009 9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7:55" table:style-name="ce2">
            <text:p>2/28/2009 9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8:29" table:style-name="ce2">
            <text:p>2/28/2009 9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9:03" table:style-name="ce2">
            <text:p>2/28/2009 9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09:59:36" table:style-name="ce2">
            <text:p>2/28/2009 9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0:10" table:style-name="ce2">
            <text:p>2/28/2009 10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0:44" table:style-name="ce2">
            <text:p>2/28/2009 10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1:18" table:style-name="ce2">
            <text:p>2/28/2009 10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1:51" table:style-name="ce2">
            <text:p>2/28/2009 10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2:25" table:style-name="ce2">
            <text:p>2/28/2009 10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2:59" table:style-name="ce2">
            <text:p>2/28/2009 10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3:33" table:style-name="ce2">
            <text:p>2/28/2009 10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4:07" table:style-name="ce2">
            <text:p>2/28/2009 10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4:40" table:style-name="ce2">
            <text:p>2/28/2009 10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5:14" table:style-name="ce2">
            <text:p>2/28/2009 10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5:48" table:style-name="ce2">
            <text:p>2/28/2009 10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6:22" table:style-name="ce2">
            <text:p>2/28/2009 10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6:55" table:style-name="ce2">
            <text:p>2/28/2009 10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7:29" table:style-name="ce2">
            <text:p>2/28/2009 10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8:03" table:style-name="ce2">
            <text:p>2/28/2009 10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8:37" table:style-name="ce2">
            <text:p>2/28/2009 10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9:10" table:style-name="ce2">
            <text:p>2/28/2009 10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09:44" table:style-name="ce2">
            <text:p>2/28/2009 10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0:18" table:style-name="ce2">
            <text:p>2/28/2009 10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0:52" table:style-name="ce2">
            <text:p>2/28/2009 10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1:26" table:style-name="ce2">
            <text:p>2/28/2009 10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1:59" table:style-name="ce2">
            <text:p>2/28/2009 10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2:33" table:style-name="ce2">
            <text:p>2/28/2009 10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3:07" table:style-name="ce2">
            <text:p>2/28/2009 10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3:41" table:style-name="ce2">
            <text:p>2/28/2009 10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4:15" table:style-name="ce2">
            <text:p>2/28/2009 10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4:48" table:style-name="ce2">
            <text:p>2/28/2009 10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5:22" table:style-name="ce2">
            <text:p>2/28/2009 10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5:56" table:style-name="ce2">
            <text:p>2/28/2009 10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6:30" table:style-name="ce2">
            <text:p>2/28/2009 10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7:03" table:style-name="ce2">
            <text:p>2/28/2009 10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7:37" table:style-name="ce2">
            <text:p>2/28/2009 10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8:11" table:style-name="ce2">
            <text:p>2/28/2009 10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8:45" table:style-name="ce2">
            <text:p>2/28/2009 10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9:19" table:style-name="ce2">
            <text:p>2/28/2009 10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19:52" table:style-name="ce2">
            <text:p>2/28/2009 10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0:26" table:style-name="ce2">
            <text:p>2/28/2009 10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1:00" table:style-name="ce2">
            <text:p>2/28/2009 10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1:34" table:style-name="ce2">
            <text:p>2/28/2009 10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2:07" table:style-name="ce2">
            <text:p>2/28/2009 10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2:41" table:style-name="ce2">
            <text:p>2/28/2009 10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3:15" table:style-name="ce2">
            <text:p>2/28/2009 10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3:49" table:style-name="ce2">
            <text:p>2/28/2009 10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4:22" table:style-name="ce2">
            <text:p>2/28/2009 10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4:56" table:style-name="ce2">
            <text:p>2/28/2009 10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5:30" table:style-name="ce2">
            <text:p>2/28/2009 10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6:04" table:style-name="ce2">
            <text:p>2/28/2009 10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6:38" table:style-name="ce2">
            <text:p>2/28/2009 10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7:11" table:style-name="ce2">
            <text:p>2/28/2009 10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7:45" table:style-name="ce2">
            <text:p>2/28/2009 10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8:19" table:style-name="ce2">
            <text:p>2/28/2009 10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8:53" table:style-name="ce2">
            <text:p>2/28/2009 10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29:26" table:style-name="ce2">
            <text:p>2/28/2009 10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0:00" table:style-name="ce2">
            <text:p>2/28/2009 10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0:34" table:style-name="ce2">
            <text:p>2/28/2009 10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1:08" table:style-name="ce2">
            <text:p>2/28/2009 10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1:42" table:style-name="ce2">
            <text:p>2/28/2009 10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2:15" table:style-name="ce2">
            <text:p>2/28/2009 10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2:49" table:style-name="ce2">
            <text:p>2/28/2009 10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3:23" table:style-name="ce2">
            <text:p>2/28/2009 10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3:57" table:style-name="ce2">
            <text:p>2/28/2009 10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4:31" table:style-name="ce2">
            <text:p>2/28/2009 10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5:04" table:style-name="ce2">
            <text:p>2/28/2009 10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5:38" table:style-name="ce2">
            <text:p>2/28/2009 10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6:12" table:style-name="ce2">
            <text:p>2/28/2009 10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6:46" table:style-name="ce2">
            <text:p>2/28/2009 10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7:19" table:style-name="ce2">
            <text:p>2/28/2009 10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7:53" table:style-name="ce2">
            <text:p>2/28/2009 10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8:27" table:style-name="ce2">
            <text:p>2/28/2009 10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9:01" table:style-name="ce2">
            <text:p>2/28/2009 10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39:34" table:style-name="ce2">
            <text:p>2/28/2009 10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0:08" table:style-name="ce2">
            <text:p>2/28/2009 10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0:42" table:style-name="ce2">
            <text:p>2/28/2009 10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1:16" table:style-name="ce2">
            <text:p>2/28/2009 10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1:49" table:style-name="ce2">
            <text:p>2/28/2009 10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2:23" table:style-name="ce2">
            <text:p>2/28/2009 10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2:57" table:style-name="ce2">
            <text:p>2/28/2009 10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3:31" table:style-name="ce2">
            <text:p>2/28/2009 10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4:05" table:style-name="ce2">
            <text:p>2/28/2009 10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4:38" table:style-name="ce2">
            <text:p>2/28/2009 10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5:12" table:style-name="ce2">
            <text:p>2/28/2009 10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5:46" table:style-name="ce2">
            <text:p>2/28/2009 10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6:20" table:style-name="ce2">
            <text:p>2/28/2009 10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6:53" table:style-name="ce2">
            <text:p>2/28/2009 10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7:27" table:style-name="ce2">
            <text:p>2/28/2009 10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8:01" table:style-name="ce2">
            <text:p>2/28/2009 10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8:35" table:style-name="ce2">
            <text:p>2/28/2009 10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9:09" table:style-name="ce2">
            <text:p>2/28/2009 10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49:42" table:style-name="ce2">
            <text:p>2/28/2009 10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0:16" table:style-name="ce2">
            <text:p>2/28/2009 10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0:50" table:style-name="ce2">
            <text:p>2/28/2009 10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1:24" table:style-name="ce2">
            <text:p>2/28/2009 10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1:58" table:style-name="ce2">
            <text:p>2/28/2009 10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2:31" table:style-name="ce2">
            <text:p>2/28/2009 10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3:05" table:style-name="ce2">
            <text:p>2/28/2009 10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3:39" table:style-name="ce2">
            <text:p>2/28/2009 10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4:13" table:style-name="ce2">
            <text:p>2/28/2009 10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4:46" table:style-name="ce2">
            <text:p>2/28/2009 10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5:20" table:style-name="ce2">
            <text:p>2/28/2009 10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5:54" table:style-name="ce2">
            <text:p>2/28/2009 10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6:28" table:style-name="ce2">
            <text:p>2/28/2009 10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7:01" table:style-name="ce2">
            <text:p>2/28/2009 10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7:35" table:style-name="ce2">
            <text:p>2/28/2009 10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8:09" table:style-name="ce2">
            <text:p>2/28/2009 10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8:43" table:style-name="ce2">
            <text:p>2/28/2009 10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9:16" table:style-name="ce2">
            <text:p>2/28/2009 10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0:59:50" table:style-name="ce2">
            <text:p>2/28/2009 10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0:24" table:style-name="ce2">
            <text:p>2/28/2009 11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0:58" table:style-name="ce2">
            <text:p>2/28/2009 11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1:32" table:style-name="ce2">
            <text:p>2/28/2009 11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2:06" table:style-name="ce2">
            <text:p>2/28/2009 11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2:39" table:style-name="ce2">
            <text:p>2/28/2009 11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3:13" table:style-name="ce2">
            <text:p>2/28/2009 11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3:47" table:style-name="ce2">
            <text:p>2/28/2009 11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4:21" table:style-name="ce2">
            <text:p>2/28/2009 11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4:54" table:style-name="ce2">
            <text:p>2/28/2009 11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5:28" table:style-name="ce2">
            <text:p>2/28/2009 11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6:02" table:style-name="ce2">
            <text:p>2/28/2009 11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6:36" table:style-name="ce2">
            <text:p>2/28/2009 11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7:09" table:style-name="ce2">
            <text:p>2/28/2009 11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7:43" table:style-name="ce2">
            <text:p>2/28/2009 11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8:17" table:style-name="ce2">
            <text:p>2/28/2009 11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8:51" table:style-name="ce2">
            <text:p>2/28/2009 11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9:25" table:style-name="ce2">
            <text:p>2/28/2009 11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09:58" table:style-name="ce2">
            <text:p>2/28/2009 11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0:32" table:style-name="ce2">
            <text:p>2/28/2009 11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1:06" table:style-name="ce2">
            <text:p>2/28/2009 11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1:40" table:style-name="ce2">
            <text:p>2/28/2009 11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2:13" table:style-name="ce2">
            <text:p>2/28/2009 11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2:47" table:style-name="ce2">
            <text:p>2/28/2009 11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3:21" table:style-name="ce2">
            <text:p>2/28/2009 11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3:55" table:style-name="ce2">
            <text:p>2/28/2009 11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4:28" table:style-name="ce2">
            <text:p>2/28/2009 11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5:02" table:style-name="ce2">
            <text:p>2/28/2009 11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5:36" table:style-name="ce2">
            <text:p>2/28/2009 11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6:10" table:style-name="ce2">
            <text:p>2/28/2009 11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6:44" table:style-name="ce2">
            <text:p>2/28/2009 11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7:17" table:style-name="ce2">
            <text:p>2/28/2009 11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7:51" table:style-name="ce2">
            <text:p>2/28/2009 11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8:25" table:style-name="ce2">
            <text:p>2/28/2009 11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8:59" table:style-name="ce2">
            <text:p>2/28/2009 11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19:33" table:style-name="ce2">
            <text:p>2/28/2009 11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0:06" table:style-name="ce2">
            <text:p>2/28/2009 11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0:40" table:style-name="ce2">
            <text:p>2/28/2009 11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1:14" table:style-name="ce2">
            <text:p>2/28/2009 11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1:48" table:style-name="ce2">
            <text:p>2/28/2009 11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2:21" table:style-name="ce2">
            <text:p>2/28/2009 11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2:55" table:style-name="ce2">
            <text:p>2/28/2009 11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3:29" table:style-name="ce2">
            <text:p>2/28/2009 11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4:03" table:style-name="ce2">
            <text:p>2/28/2009 11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4:36" table:style-name="ce2">
            <text:p>2/28/2009 11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5:10" table:style-name="ce2">
            <text:p>2/28/2009 11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5:44" table:style-name="ce2">
            <text:p>2/28/2009 11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6:18" table:style-name="ce2">
            <text:p>2/28/2009 11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6:52" table:style-name="ce2">
            <text:p>2/28/2009 11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7:25" table:style-name="ce2">
            <text:p>2/28/2009 11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7:59" table:style-name="ce2">
            <text:p>2/28/2009 11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8:33" table:style-name="ce2">
            <text:p>2/28/2009 11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9:07" table:style-name="ce2">
            <text:p>2/28/2009 11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29:40" table:style-name="ce2">
            <text:p>2/28/2009 11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0:14" table:style-name="ce2">
            <text:p>2/28/2009 11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0:48" table:style-name="ce2">
            <text:p>2/28/2009 11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1:22" table:style-name="ce2">
            <text:p>2/28/2009 11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1:55" table:style-name="ce2">
            <text:p>2/28/2009 11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2:29" table:style-name="ce2">
            <text:p>2/28/2009 11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3:03" table:style-name="ce2">
            <text:p>2/28/2009 11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3:37" table:style-name="ce2">
            <text:p>2/28/2009 11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4:11" table:style-name="ce2">
            <text:p>2/28/2009 11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4:45" table:style-name="ce2">
            <text:p>2/28/2009 11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5:18" table:style-name="ce2">
            <text:p>2/28/2009 11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5:52" table:style-name="ce2">
            <text:p>2/28/2009 11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6:26" table:style-name="ce2">
            <text:p>2/28/2009 11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7:00" table:style-name="ce2">
            <text:p>2/28/2009 11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7:33" table:style-name="ce2">
            <text:p>2/28/2009 11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8:07" table:style-name="ce2">
            <text:p>2/28/2009 11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8:41" table:style-name="ce2">
            <text:p>2/28/2009 11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9:15" table:style-name="ce2">
            <text:p>2/28/2009 11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39:48" table:style-name="ce2">
            <text:p>2/28/2009 11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0:22" table:style-name="ce2">
            <text:p>2/28/2009 11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0:56" table:style-name="ce2">
            <text:p>2/28/2009 11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1:30" table:style-name="ce2">
            <text:p>2/28/2009 11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2:03" table:style-name="ce2">
            <text:p>2/28/2009 11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2:37" table:style-name="ce2">
            <text:p>2/28/2009 11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3:11" table:style-name="ce2">
            <text:p>2/28/2009 11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3:45" table:style-name="ce2">
            <text:p>2/28/2009 11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4:19" table:style-name="ce2">
            <text:p>2/28/2009 11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4:52" table:style-name="ce2">
            <text:p>2/28/2009 11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5:26" table:style-name="ce2">
            <text:p>2/28/2009 11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6:00" table:style-name="ce2">
            <text:p>2/28/2009 11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6:34" table:style-name="ce2">
            <text:p>2/28/2009 11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7:07" table:style-name="ce2">
            <text:p>2/28/2009 11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7:41" table:style-name="ce2">
            <text:p>2/28/2009 11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8:15" table:style-name="ce2">
            <text:p>2/28/2009 11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8:49" table:style-name="ce2">
            <text:p>2/28/2009 11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9:23" table:style-name="ce2">
            <text:p>2/28/2009 11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49:56" table:style-name="ce2">
            <text:p>2/28/2009 11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0:30" table:style-name="ce2">
            <text:p>2/28/2009 11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1:04" table:style-name="ce2">
            <text:p>2/28/2009 11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1:38" table:style-name="ce2">
            <text:p>2/28/2009 11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2:12" table:style-name="ce2">
            <text:p>2/28/2009 11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2:45" table:style-name="ce2">
            <text:p>2/28/2009 11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3:19" table:style-name="ce2">
            <text:p>2/28/2009 11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3:53" table:style-name="ce2">
            <text:p>2/28/2009 11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4:27" table:style-name="ce2">
            <text:p>2/28/2009 11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5:00" table:style-name="ce2">
            <text:p>2/28/2009 11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5:34" table:style-name="ce2">
            <text:p>2/28/2009 11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6:08" table:style-name="ce2">
            <text:p>2/28/2009 11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6:42" table:style-name="ce2">
            <text:p>2/28/2009 11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7:15" table:style-name="ce2">
            <text:p>2/28/2009 11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7:49" table:style-name="ce2">
            <text:p>2/28/2009 11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8:23" table:style-name="ce2">
            <text:p>2/28/2009 11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8:57" table:style-name="ce2">
            <text:p>2/28/2009 11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1:59:31" table:style-name="ce2">
            <text:p>2/28/2009 11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0:04" table:style-name="ce2">
            <text:p>2/28/2009 12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0:38" table:style-name="ce2">
            <text:p>2/28/2009 12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1:12" table:style-name="ce2">
            <text:p>2/28/2009 12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1:46" table:style-name="ce2">
            <text:p>2/28/2009 12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2:19" table:style-name="ce2">
            <text:p>2/28/2009 12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2:53" table:style-name="ce2">
            <text:p>2/28/2009 12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3:27" table:style-name="ce2">
            <text:p>2/28/2009 12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4:01" table:style-name="ce2">
            <text:p>2/28/2009 12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4:35" table:style-name="ce2">
            <text:p>2/28/2009 12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5:08" table:style-name="ce2">
            <text:p>2/28/2009 12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5:42" table:style-name="ce2">
            <text:p>2/28/2009 12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6:16" table:style-name="ce2">
            <text:p>2/28/2009 12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6:50" table:style-name="ce2">
            <text:p>2/28/2009 12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7:24" table:style-name="ce2">
            <text:p>2/28/2009 12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7:57" table:style-name="ce2">
            <text:p>2/28/2009 12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8:31" table:style-name="ce2">
            <text:p>2/28/2009 12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9:05" table:style-name="ce2">
            <text:p>2/28/2009 12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09:39" table:style-name="ce2">
            <text:p>2/28/2009 12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0:12" table:style-name="ce2">
            <text:p>2/28/2009 12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0:46" table:style-name="ce2">
            <text:p>2/28/2009 12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1:20" table:style-name="ce2">
            <text:p>2/28/2009 12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1:54" table:style-name="ce2">
            <text:p>2/28/2009 12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2:27" table:style-name="ce2">
            <text:p>2/28/2009 12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3:01" table:style-name="ce2">
            <text:p>2/28/2009 12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3:35" table:style-name="ce2">
            <text:p>2/28/2009 12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4:09" table:style-name="ce2">
            <text:p>2/28/2009 12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4:42" table:style-name="ce2">
            <text:p>2/28/2009 12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5:16" table:style-name="ce2">
            <text:p>2/28/2009 12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5:50" table:style-name="ce2">
            <text:p>2/28/2009 12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6:24" table:style-name="ce2">
            <text:p>2/28/2009 12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6:58" table:style-name="ce2">
            <text:p>2/28/2009 12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7:31" table:style-name="ce2">
            <text:p>2/28/2009 12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8:05" table:style-name="ce2">
            <text:p>2/28/2009 12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8:39" table:style-name="ce2">
            <text:p>2/28/2009 12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9:13" table:style-name="ce2">
            <text:p>2/28/2009 12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19:47" table:style-name="ce2">
            <text:p>2/28/2009 12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0:20" table:style-name="ce2">
            <text:p>2/28/2009 12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0:54" table:style-name="ce2">
            <text:p>2/28/2009 12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1:28" table:style-name="ce2">
            <text:p>2/28/2009 12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2:02" table:style-name="ce2">
            <text:p>2/28/2009 12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2:35" table:style-name="ce2">
            <text:p>2/28/2009 12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3:09" table:style-name="ce2">
            <text:p>2/28/2009 12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3:43" table:style-name="ce2">
            <text:p>2/28/2009 12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4:17" table:style-name="ce2">
            <text:p>2/28/2009 12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4:51" table:style-name="ce2">
            <text:p>2/28/2009 12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5:24" table:style-name="ce2">
            <text:p>2/28/2009 12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5:58" table:style-name="ce2">
            <text:p>2/28/2009 12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6:32" table:style-name="ce2">
            <text:p>2/28/2009 12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7:06" table:style-name="ce2">
            <text:p>2/28/2009 12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7:39" table:style-name="ce2">
            <text:p>2/28/2009 12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8:13" table:style-name="ce2">
            <text:p>2/28/2009 12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8:47" table:style-name="ce2">
            <text:p>2/28/2009 12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9:21" table:style-name="ce2">
            <text:p>2/28/2009 12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29:54" table:style-name="ce2">
            <text:p>2/28/2009 12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0:28" table:style-name="ce2">
            <text:p>2/28/2009 12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1:02" table:style-name="ce2">
            <text:p>2/28/2009 12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1:36" table:style-name="ce2">
            <text:p>2/28/2009 12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2:10" table:style-name="ce2">
            <text:p>2/28/2009 12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2:43" table:style-name="ce2">
            <text:p>2/28/2009 12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3:17" table:style-name="ce2">
            <text:p>2/28/2009 12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3:51" table:style-name="ce2">
            <text:p>2/28/2009 12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4:25" table:style-name="ce2">
            <text:p>2/28/2009 12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4:58" table:style-name="ce2">
            <text:p>2/28/2009 12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5:32" table:style-name="ce2">
            <text:p>2/28/2009 12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6:06" table:style-name="ce2">
            <text:p>2/28/2009 12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6:40" table:style-name="ce2">
            <text:p>2/28/2009 12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7:13" table:style-name="ce2">
            <text:p>2/28/2009 12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7:47" table:style-name="ce2">
            <text:p>2/28/2009 12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8:21" table:style-name="ce2">
            <text:p>2/28/2009 12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8:55" table:style-name="ce2">
            <text:p>2/28/2009 12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39:29" table:style-name="ce2">
            <text:p>2/28/2009 12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0:02" table:style-name="ce2">
            <text:p>2/28/2009 12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0:36" table:style-name="ce2">
            <text:p>2/28/2009 12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1:10" table:style-name="ce2">
            <text:p>2/28/2009 12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1:44" table:style-name="ce2">
            <text:p>2/28/2009 12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2:18" table:style-name="ce2">
            <text:p>2/28/2009 12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2:51" table:style-name="ce2">
            <text:p>2/28/2009 12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3:25" table:style-name="ce2">
            <text:p>2/28/2009 12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3:59" table:style-name="ce2">
            <text:p>2/28/2009 12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4:33" table:style-name="ce2">
            <text:p>2/28/2009 12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5:06" table:style-name="ce2">
            <text:p>2/28/2009 12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5:40" table:style-name="ce2">
            <text:p>2/28/2009 12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6:14" table:style-name="ce2">
            <text:p>2/28/2009 12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6:48" table:style-name="ce2">
            <text:p>2/28/2009 12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7:21" table:style-name="ce2">
            <text:p>2/28/2009 12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7:55" table:style-name="ce2">
            <text:p>2/28/2009 12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8:29" table:style-name="ce2">
            <text:p>2/28/2009 12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9:03" table:style-name="ce2">
            <text:p>2/28/2009 12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49:37" table:style-name="ce2">
            <text:p>2/28/2009 12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0:10" table:style-name="ce2">
            <text:p>2/28/2009 12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0:44" table:style-name="ce2">
            <text:p>2/28/2009 12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1:18" table:style-name="ce2">
            <text:p>2/28/2009 12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1:52" table:style-name="ce2">
            <text:p>2/28/2009 12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2:25" table:style-name="ce2">
            <text:p>2/28/2009 12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2:59" table:style-name="ce2">
            <text:p>2/28/2009 12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3:33" table:style-name="ce2">
            <text:p>2/28/2009 12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4:07" table:style-name="ce2">
            <text:p>2/28/2009 12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4:41" table:style-name="ce2">
            <text:p>2/28/2009 12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5:14" table:style-name="ce2">
            <text:p>2/28/2009 12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5:48" table:style-name="ce2">
            <text:p>2/28/2009 12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6:22" table:style-name="ce2">
            <text:p>2/28/2009 12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6:56" table:style-name="ce2">
            <text:p>2/28/2009 12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7:29" table:style-name="ce2">
            <text:p>2/28/2009 12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8:03" table:style-name="ce2">
            <text:p>2/28/2009 12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8:37" table:style-name="ce2">
            <text:p>2/28/2009 12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9:11" table:style-name="ce2">
            <text:p>2/28/2009 12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2:59:45" table:style-name="ce2">
            <text:p>2/28/2009 12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0:18" table:style-name="ce2">
            <text:p>2/28/2009 13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0:52" table:style-name="ce2">
            <text:p>2/28/2009 13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1:26" table:style-name="ce2">
            <text:p>2/28/2009 13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2:00" table:style-name="ce2">
            <text:p>2/28/2009 13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2:33" table:style-name="ce2">
            <text:p>2/28/2009 13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3:07" table:style-name="ce2">
            <text:p>2/28/2009 13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3:41" table:style-name="ce2">
            <text:p>2/28/2009 13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4:15" table:style-name="ce2">
            <text:p>2/28/2009 13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4:48" table:style-name="ce2">
            <text:p>2/28/2009 13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5:22" table:style-name="ce2">
            <text:p>2/28/2009 13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5:56" table:style-name="ce2">
            <text:p>2/28/2009 13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6:30" table:style-name="ce2">
            <text:p>2/28/2009 13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7:04" table:style-name="ce2">
            <text:p>2/28/2009 13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7:38" table:style-name="ce2">
            <text:p>2/28/2009 13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8:11" table:style-name="ce2">
            <text:p>2/28/2009 13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8:45" table:style-name="ce2">
            <text:p>2/28/2009 13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9:19" table:style-name="ce2">
            <text:p>2/28/2009 13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09:53" table:style-name="ce2">
            <text:p>2/28/2009 13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0:26" table:style-name="ce2">
            <text:p>2/28/2009 13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1:00" table:style-name="ce2">
            <text:p>2/28/2009 13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1:34" table:style-name="ce2">
            <text:p>2/28/2009 13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2:08" table:style-name="ce2">
            <text:p>2/28/2009 13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2:41" table:style-name="ce2">
            <text:p>2/28/2009 13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3:15" table:style-name="ce2">
            <text:p>2/28/2009 13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3:49" table:style-name="ce2">
            <text:p>2/28/2009 13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4:23" table:style-name="ce2">
            <text:p>2/28/2009 13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4:57" table:style-name="ce2">
            <text:p>2/28/2009 13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5:30" table:style-name="ce2">
            <text:p>2/28/2009 13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6:04" table:style-name="ce2">
            <text:p>2/28/2009 13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6:38" table:style-name="ce2">
            <text:p>2/28/2009 13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7:12" table:style-name="ce2">
            <text:p>2/28/2009 13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7:45" table:style-name="ce2">
            <text:p>2/28/2009 13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8:19" table:style-name="ce2">
            <text:p>2/28/2009 13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8:53" table:style-name="ce2">
            <text:p>2/28/2009 13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19:27" table:style-name="ce2">
            <text:p>2/28/2009 13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0:00" table:style-name="ce2">
            <text:p>2/28/2009 13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0:34" table:style-name="ce2">
            <text:p>2/28/2009 13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1:08" table:style-name="ce2">
            <text:p>2/28/2009 13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1:42" table:style-name="ce2">
            <text:p>2/28/2009 13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2:15" table:style-name="ce2">
            <text:p>2/28/2009 13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2:49" table:style-name="ce2">
            <text:p>2/28/2009 13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3:23" table:style-name="ce2">
            <text:p>2/28/2009 13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3:57" table:style-name="ce2">
            <text:p>2/28/2009 13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4:31" table:style-name="ce2">
            <text:p>2/28/2009 13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5:05" table:style-name="ce2">
            <text:p>2/28/2009 13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5:38" table:style-name="ce2">
            <text:p>2/28/2009 13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6:12" table:style-name="ce2">
            <text:p>2/28/2009 13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6:46" table:style-name="ce2">
            <text:p>2/28/2009 13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7:20" table:style-name="ce2">
            <text:p>2/28/2009 13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7:53" table:style-name="ce2">
            <text:p>2/28/2009 13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8:27" table:style-name="ce2">
            <text:p>2/28/2009 13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9:01" table:style-name="ce2">
            <text:p>2/28/2009 13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29:35" table:style-name="ce2">
            <text:p>2/28/2009 13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0:08" table:style-name="ce2">
            <text:p>2/28/2009 13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0:42" table:style-name="ce2">
            <text:p>2/28/2009 13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1:16" table:style-name="ce2">
            <text:p>2/28/2009 13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1:50" table:style-name="ce2">
            <text:p>2/28/2009 13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2:24" table:style-name="ce2">
            <text:p>2/28/2009 13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2:57" table:style-name="ce2">
            <text:p>2/28/2009 13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3:31" table:style-name="ce2">
            <text:p>2/28/2009 13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4:05" table:style-name="ce2">
            <text:p>2/28/2009 13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4:39" table:style-name="ce2">
            <text:p>2/28/2009 13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5:12" table:style-name="ce2">
            <text:p>2/28/2009 13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5:46" table:style-name="ce2">
            <text:p>2/28/2009 13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6:20" table:style-name="ce2">
            <text:p>2/28/2009 13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6:54" table:style-name="ce2">
            <text:p>2/28/2009 13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7:27" table:style-name="ce2">
            <text:p>2/28/2009 13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8:01" table:style-name="ce2">
            <text:p>2/28/2009 13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8:35" table:style-name="ce2">
            <text:p>2/28/2009 13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9:09" table:style-name="ce2">
            <text:p>2/28/2009 13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39:43" table:style-name="ce2">
            <text:p>2/28/2009 13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0:16" table:style-name="ce2">
            <text:p>2/28/2009 13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0:50" table:style-name="ce2">
            <text:p>2/28/2009 13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1:24" table:style-name="ce2">
            <text:p>2/28/2009 13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1:58" table:style-name="ce2">
            <text:p>2/28/2009 13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2:32" table:style-name="ce2">
            <text:p>2/28/2009 13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3:05" table:style-name="ce2">
            <text:p>2/28/2009 13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3:39" table:style-name="ce2">
            <text:p>2/28/2009 13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4:13" table:style-name="ce2">
            <text:p>2/28/2009 13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4:47" table:style-name="ce2">
            <text:p>2/28/2009 13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5:20" table:style-name="ce2">
            <text:p>2/28/2009 13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5:54" table:style-name="ce2">
            <text:p>2/28/2009 13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6:28" table:style-name="ce2">
            <text:p>2/28/2009 13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7:02" table:style-name="ce2">
            <text:p>2/28/2009 13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7:35" table:style-name="ce2">
            <text:p>2/28/2009 13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8:09" table:style-name="ce2">
            <text:p>2/28/2009 13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8:43" table:style-name="ce2">
            <text:p>2/28/2009 13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9:17" table:style-name="ce2">
            <text:p>2/28/2009 13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49:51" table:style-name="ce2">
            <text:p>2/28/2009 13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0:24" table:style-name="ce2">
            <text:p>2/28/2009 13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0:58" table:style-name="ce2">
            <text:p>2/28/2009 13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1:32" table:style-name="ce2">
            <text:p>2/28/2009 13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2:06" table:style-name="ce2">
            <text:p>2/28/2009 13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2:39" table:style-name="ce2">
            <text:p>2/28/2009 13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3:13" table:style-name="ce2">
            <text:p>2/28/2009 13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3:47" table:style-name="ce2">
            <text:p>2/28/2009 13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4:21" table:style-name="ce2">
            <text:p>2/28/2009 13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4:55" table:style-name="ce2">
            <text:p>2/28/2009 13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5:28" table:style-name="ce2">
            <text:p>2/28/2009 13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6:02" table:style-name="ce2">
            <text:p>2/28/2009 13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6:36" table:style-name="ce2">
            <text:p>2/28/2009 13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7:10" table:style-name="ce2">
            <text:p>2/28/2009 13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7:44" table:style-name="ce2">
            <text:p>2/28/2009 13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8:17" table:style-name="ce2">
            <text:p>2/28/2009 13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8:51" table:style-name="ce2">
            <text:p>2/28/2009 13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9:25" table:style-name="ce2">
            <text:p>2/28/2009 13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3:59:59" table:style-name="ce2">
            <text:p>2/28/2009 13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0:32" table:style-name="ce2">
            <text:p>2/28/2009 14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1:06" table:style-name="ce2">
            <text:p>2/28/2009 14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1:40" table:style-name="ce2">
            <text:p>2/28/2009 14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2:14" table:style-name="ce2">
            <text:p>2/28/2009 14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2:47" table:style-name="ce2">
            <text:p>2/28/2009 14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3:21" table:style-name="ce2">
            <text:p>2/28/2009 14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3:55" table:style-name="ce2">
            <text:p>2/28/2009 14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4:29" table:style-name="ce2">
            <text:p>2/28/2009 14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5:03" table:style-name="ce2">
            <text:p>2/28/2009 14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5:36" table:style-name="ce2">
            <text:p>2/28/2009 14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6:10" table:style-name="ce2">
            <text:p>2/28/2009 14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6:44" table:style-name="ce2">
            <text:p>2/28/2009 14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7:18" table:style-name="ce2">
            <text:p>2/28/2009 14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7:51" table:style-name="ce2">
            <text:p>2/28/2009 14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8:25" table:style-name="ce2">
            <text:p>2/28/2009 14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8:59" table:style-name="ce2">
            <text:p>2/28/2009 14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09:33" table:style-name="ce2">
            <text:p>2/28/2009 14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0:06" table:style-name="ce2">
            <text:p>2/28/2009 14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0:40" table:style-name="ce2">
            <text:p>2/28/2009 14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1:14" table:style-name="ce2">
            <text:p>2/28/2009 14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1:48" table:style-name="ce2">
            <text:p>2/28/2009 14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2:22" table:style-name="ce2">
            <text:p>2/28/2009 14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2:56" table:style-name="ce2">
            <text:p>2/28/2009 14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3:29" table:style-name="ce2">
            <text:p>2/28/2009 14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4:03" table:style-name="ce2">
            <text:p>2/28/2009 14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4:37" table:style-name="ce2">
            <text:p>2/28/2009 14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5:11" table:style-name="ce2">
            <text:p>2/28/2009 14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5:44" table:style-name="ce2">
            <text:p>2/28/2009 14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6:18" table:style-name="ce2">
            <text:p>2/28/2009 14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6:52" table:style-name="ce2">
            <text:p>2/28/2009 14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7:26" table:style-name="ce2">
            <text:p>2/28/2009 14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7:59" table:style-name="ce2">
            <text:p>2/28/2009 14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8:33" table:style-name="ce2">
            <text:p>2/28/2009 14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9:07" table:style-name="ce2">
            <text:p>2/28/2009 14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19:41" table:style-name="ce2">
            <text:p>2/28/2009 14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0:15" table:style-name="ce2">
            <text:p>2/28/2009 14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0:48" table:style-name="ce2">
            <text:p>2/28/2009 14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1:22" table:style-name="ce2">
            <text:p>2/28/2009 14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1:56" table:style-name="ce2">
            <text:p>2/28/2009 14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2:30" table:style-name="ce2">
            <text:p>2/28/2009 14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3:03" table:style-name="ce2">
            <text:p>2/28/2009 14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3:37" table:style-name="ce2">
            <text:p>2/28/2009 14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4:11" table:style-name="ce2">
            <text:p>2/28/2009 14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4:45" table:style-name="ce2">
            <text:p>2/28/2009 14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5:18" table:style-name="ce2">
            <text:p>2/28/2009 14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5:52" table:style-name="ce2">
            <text:p>2/28/2009 14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6:26" table:style-name="ce2">
            <text:p>2/28/2009 14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7:00" table:style-name="ce2">
            <text:p>2/28/2009 14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7:33" table:style-name="ce2">
            <text:p>2/28/2009 14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8:07" table:style-name="ce2">
            <text:p>2/28/2009 14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8:41" table:style-name="ce2">
            <text:p>2/28/2009 14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9:15" table:style-name="ce2">
            <text:p>2/28/2009 14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29:48" table:style-name="ce2">
            <text:p>2/28/2009 14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0:22" table:style-name="ce2">
            <text:p>2/28/2009 14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0:55" table:style-name="ce2">
            <text:p>2/28/2009 14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1:28" table:style-name="ce2">
            <text:p>2/28/2009 14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2:01" table:style-name="ce2">
            <text:p>2/28/2009 14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2:35" table:style-name="ce2">
            <text:p>2/28/2009 14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3:09" table:style-name="ce2">
            <text:p>2/28/2009 14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3:42" table:style-name="ce2">
            <text:p>2/28/2009 14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4:16" table:style-name="ce2">
            <text:p>2/28/2009 14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4:49" table:style-name="ce2">
            <text:p>2/28/2009 14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5:22" table:style-name="ce2">
            <text:p>2/28/2009 14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5:56" table:style-name="ce2">
            <text:p>2/28/2009 14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6:30" table:style-name="ce2">
            <text:p>2/28/2009 14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7:03" table:style-name="ce2">
            <text:p>2/28/2009 14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7:37" table:style-name="ce2">
            <text:p>2/28/2009 14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8:11" table:style-name="ce2">
            <text:p>2/28/2009 14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8:45" table:style-name="ce2">
            <text:p>2/28/2009 14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9:18" table:style-name="ce2">
            <text:p>2/28/2009 14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39:52" table:style-name="ce2">
            <text:p>2/28/2009 14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0:25" table:style-name="ce2">
            <text:p>2/28/2009 14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0:59" table:style-name="ce2">
            <text:p>2/28/2009 14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1:32" table:style-name="ce2">
            <text:p>2/28/2009 14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2:06" table:style-name="ce2">
            <text:p>2/28/2009 14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2:40" table:style-name="ce2">
            <text:p>2/28/2009 14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3:13" table:style-name="ce2">
            <text:p>2/28/2009 14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3:47" table:style-name="ce2">
            <text:p>2/28/2009 14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4:20" table:style-name="ce2">
            <text:p>2/28/2009 14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4:54" table:style-name="ce2">
            <text:p>2/28/2009 14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5:27" table:style-name="ce2">
            <text:p>2/28/2009 14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6:00" table:style-name="ce2">
            <text:p>2/28/2009 14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6:33" table:style-name="ce2">
            <text:p>2/28/2009 14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7:06" table:style-name="ce2">
            <text:p>2/28/2009 14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7:39" table:style-name="ce2">
            <text:p>2/28/2009 14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8:12" table:style-name="ce2">
            <text:p>2/28/2009 14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8:45" table:style-name="ce2">
            <text:p>2/28/2009 14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9:18" table:style-name="ce2">
            <text:p>2/28/2009 14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49:51" table:style-name="ce2">
            <text:p>2/28/2009 14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0:24" table:style-name="ce2">
            <text:p>2/28/2009 14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0:57" table:style-name="ce2">
            <text:p>2/28/2009 14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1:30" table:style-name="ce2">
            <text:p>2/28/2009 14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2:03" table:style-name="ce2">
            <text:p>2/28/2009 14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2:36" table:style-name="ce2">
            <text:p>2/28/2009 14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3:09" table:style-name="ce2">
            <text:p>2/28/2009 14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3:42" table:style-name="ce2">
            <text:p>2/28/2009 14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4:15" table:style-name="ce2">
            <text:p>2/28/2009 14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4:49" table:style-name="ce2">
            <text:p>2/28/2009 14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5:22" table:style-name="ce2">
            <text:p>2/28/2009 14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5:55" table:style-name="ce2">
            <text:p>2/28/2009 14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6:27" table:style-name="ce2">
            <text:p>2/28/2009 14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6:59" table:style-name="ce2">
            <text:p>2/28/2009 14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7:31" table:style-name="ce2">
            <text:p>2/28/2009 14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8:03" table:style-name="ce2">
            <text:p>2/28/2009 14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8:35" table:style-name="ce2">
            <text:p>2/28/2009 14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9:06" table:style-name="ce2">
            <text:p>2/28/2009 14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4:59:39" table:style-name="ce2">
            <text:p>2/28/2009 14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0:13" table:style-name="ce2">
            <text:p>2/28/2009 15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0:47" table:style-name="ce2">
            <text:p>2/28/2009 15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1:20" table:style-name="ce2">
            <text:p>2/28/2009 15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1:54" table:style-name="ce2">
            <text:p>2/28/2009 15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2:28" table:style-name="ce2">
            <text:p>2/28/2009 15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3:02" table:style-name="ce2">
            <text:p>2/28/2009 15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3:35" table:style-name="ce2">
            <text:p>2/28/2009 15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4:09" table:style-name="ce2">
            <text:p>2/28/2009 15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4:43" table:style-name="ce2">
            <text:p>2/28/2009 15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5:17" table:style-name="ce2">
            <text:p>2/28/2009 15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5:51" table:style-name="ce2">
            <text:p>2/28/2009 15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6:24" table:style-name="ce2">
            <text:p>2/28/2009 15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6:58" table:style-name="ce2">
            <text:p>2/28/2009 15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7:32" table:style-name="ce2">
            <text:p>2/28/2009 15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8:06" table:style-name="ce2">
            <text:p>2/28/2009 15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8:39" table:style-name="ce2">
            <text:p>2/28/2009 15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9:13" table:style-name="ce2">
            <text:p>2/28/2009 15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09:47" table:style-name="ce2">
            <text:p>2/28/2009 15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0:21" table:style-name="ce2">
            <text:p>2/28/2009 15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0:55" table:style-name="ce2">
            <text:p>2/28/2009 15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1:28" table:style-name="ce2">
            <text:p>2/28/2009 15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2:02" table:style-name="ce2">
            <text:p>2/28/2009 15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2:36" table:style-name="ce2">
            <text:p>2/28/2009 15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3:10" table:style-name="ce2">
            <text:p>2/28/2009 15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3:43" table:style-name="ce2">
            <text:p>2/28/2009 15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4:17" table:style-name="ce2">
            <text:p>2/28/2009 15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4:51" table:style-name="ce2">
            <text:p>2/28/2009 15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5:25" table:style-name="ce2">
            <text:p>2/28/2009 15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5:59" table:style-name="ce2">
            <text:p>2/28/2009 15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6:32" table:style-name="ce2">
            <text:p>2/28/2009 15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7:06" table:style-name="ce2">
            <text:p>2/28/2009 15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7:40" table:style-name="ce2">
            <text:p>2/28/2009 15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8:14" table:style-name="ce2">
            <text:p>2/28/2009 15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8:48" table:style-name="ce2">
            <text:p>2/28/2009 15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9:21" table:style-name="ce2">
            <text:p>2/28/2009 15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19:55" table:style-name="ce2">
            <text:p>2/28/2009 15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0:29" table:style-name="ce2">
            <text:p>2/28/2009 15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1:03" table:style-name="ce2">
            <text:p>2/28/2009 15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1:36" table:style-name="ce2">
            <text:p>2/28/2009 15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2:10" table:style-name="ce2">
            <text:p>2/28/2009 15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2:44" table:style-name="ce2">
            <text:p>2/28/2009 15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3:18" table:style-name="ce2">
            <text:p>2/28/2009 15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3:52" table:style-name="ce2">
            <text:p>2/28/2009 15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4:25" table:style-name="ce2">
            <text:p>2/28/2009 15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4:59" table:style-name="ce2">
            <text:p>2/28/2009 15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5:33" table:style-name="ce2">
            <text:p>2/28/2009 15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6:07" table:style-name="ce2">
            <text:p>2/28/2009 15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6:40" table:style-name="ce2">
            <text:p>2/28/2009 15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7:14" table:style-name="ce2">
            <text:p>2/28/2009 15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7:48" table:style-name="ce2">
            <text:p>2/28/2009 15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8:22" table:style-name="ce2">
            <text:p>2/28/2009 15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8:55" table:style-name="ce2">
            <text:p>2/28/2009 15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29:29" table:style-name="ce2">
            <text:p>2/28/2009 15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0:03" table:style-name="ce2">
            <text:p>2/28/2009 15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0:37" table:style-name="ce2">
            <text:p>2/28/2009 15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1:11" table:style-name="ce2">
            <text:p>2/28/2009 15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1:44" table:style-name="ce2">
            <text:p>2/28/2009 15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2:18" table:style-name="ce2">
            <text:p>2/28/2009 15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2:52" table:style-name="ce2">
            <text:p>2/28/2009 15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3:26" table:style-name="ce2">
            <text:p>2/28/2009 15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3:59" table:style-name="ce2">
            <text:p>2/28/2009 15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4:33" table:style-name="ce2">
            <text:p>2/28/2009 15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5:07" table:style-name="ce2">
            <text:p>2/28/2009 15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5:41" table:style-name="ce2">
            <text:p>2/28/2009 15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6:14" table:style-name="ce2">
            <text:p>2/28/2009 15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6:48" table:style-name="ce2">
            <text:p>2/28/2009 15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7:22" table:style-name="ce2">
            <text:p>2/28/2009 15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7:56" table:style-name="ce2">
            <text:p>2/28/2009 15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8:30" table:style-name="ce2">
            <text:p>2/28/2009 15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9:04" table:style-name="ce2">
            <text:p>2/28/2009 15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9:37" table:style-name="ce2">
            <text:p>2/28/2009 15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39:53" table:style-name="ce2">
            <text:p>2/28/2009 15:39</text:p>
          </table:table-cell>
          <table:table-cell table:style-name="ce1"/>
          <table:table-cell office:value-type="string" table:style-name="ce1">
            <text:p>Alexandre Azaria [Gloomx.Com]</text:p>
          </table:table-cell>
          <table:table-cell table:style-name="ce1"/>
          <table:table-cell office:value-type="string" table:style-name="ce1">
            <text:p>Take Care Of Them (Transporter 3 Ost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0:11" table:style-name="ce2">
            <text:p>2/28/2009 15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0:17" table:style-name="ce2">
            <text:p>2/28/2009 15:40</text:p>
          </table:table-cell>
          <table:table-cell table:style-name="ce1"/>
          <table:table-cell office:value-type="string" table:style-name="ce1">
            <text:p>Eve [Gloomx.Com]</text:p>
          </table:table-cell>
          <table:table-cell table:style-name="ce1"/>
          <table:table-cell office:value-type="string" table:style-name="ce1">
            <text:p>Set It On Fire (Transporter 3 Ost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0:45" table:style-name="ce2">
            <text:p>2/28/2009 15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1:19" table:style-name="ce2">
            <text:p>2/28/2009 15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1:52" table:style-name="ce2">
            <text:p>2/28/2009 15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2:26" table:style-name="ce2">
            <text:p>2/28/2009 15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3:00" table:style-name="ce2">
            <text:p>2/28/2009 15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3:34" table:style-name="ce2">
            <text:p>2/28/2009 15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4:07" table:style-name="ce2">
            <text:p>2/28/2009 15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4:25" table:style-name="ce2">
            <text:p>2/28/2009 15:44</text:p>
          </table:table-cell>
          <table:table-cell office:value-type="string" table:style-name="ce1">
            <text:p>5bf64d94-efd9-4334-96fd-e6197b0b02b8</text:p>
          </table:table-cell>
          <table:table-cell office:value-type="string" table:style-name="ce1">
            <text:p>Tricky</text:p>
          </table:table-cell>
          <table:table-cell office:value-type="string" table:style-name="ce1">
            <text:p>eca9a62b-5956-4fe2-9a2e-1888954891ab</text:p>
          </table:table-cell>
          <table:table-cell office:value-type="string" table:style-name="ce1">
            <text:p>Hell Is Around The Corn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4:41" table:style-name="ce2">
            <text:p>2/28/2009 15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5:15" table:style-name="ce2">
            <text:p>2/28/2009 15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5:49" table:style-name="ce2">
            <text:p>2/28/2009 15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6:23" table:style-name="ce2">
            <text:p>2/28/2009 15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6:56" table:style-name="ce2">
            <text:p>2/28/2009 15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7:16" table:style-name="ce2">
            <text:p>2/28/2009 15:47</text:p>
          </table:table-cell>
          <table:table-cell office:value-type="string" table:style-name="ce1">
            <text:p>3255ddb2-bd7f-4850-b314-bdfa10d14706</text:p>
          </table:table-cell>
          <table:table-cell office:value-type="string" table:style-name="ce1">
            <text:p>Birdy Nam Nam</text:p>
          </table:table-cell>
          <table:table-cell office:value-type="string" table:style-name="ce1">
            <text:p>33bfed1d-4eef-4c52-abd6-ff4f89be622c</text:p>
          </table:table-cell>
          <table:table-cell office:value-type="string" table:style-name="ce1">
            <text:p>Trans Boulogne Expre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7:30" table:style-name="ce2">
            <text:p>2/28/2009 15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8:04" table:style-name="ce2">
            <text:p>2/28/2009 15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8:38" table:style-name="ce2">
            <text:p>2/28/2009 15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49:11" table:style-name="ce2">
            <text:p>2/28/2009 15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1:17" table:style-name="ce2">
            <text:p>2/28/2009 15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1:50" table:style-name="ce2">
            <text:p>2/28/2009 15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2:24" table:style-name="ce2">
            <text:p>2/28/2009 15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2:58" table:style-name="ce2">
            <text:p>2/28/2009 15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3:32" table:style-name="ce2">
            <text:p>2/28/2009 15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4:06" table:style-name="ce2">
            <text:p>2/28/2009 15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4:40" table:style-name="ce2">
            <text:p>2/28/2009 15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5:13" table:style-name="ce2">
            <text:p>2/28/2009 15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5:47" table:style-name="ce2">
            <text:p>2/28/2009 15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6:21" table:style-name="ce2">
            <text:p>2/28/2009 15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6:55" table:style-name="ce2">
            <text:p>2/28/2009 15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7:28" table:style-name="ce2">
            <text:p>2/28/2009 15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8:02" table:style-name="ce2">
            <text:p>2/28/2009 15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8:36" table:style-name="ce2">
            <text:p>2/28/2009 15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9:10" table:style-name="ce2">
            <text:p>2/28/2009 15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5:59:43" table:style-name="ce2">
            <text:p>2/28/2009 15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0:17" table:style-name="ce2">
            <text:p>2/28/2009 16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0:51" table:style-name="ce2">
            <text:p>2/28/2009 16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1:25" table:style-name="ce2">
            <text:p>2/28/2009 16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1:59" table:style-name="ce2">
            <text:p>2/28/2009 16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2:32" table:style-name="ce2">
            <text:p>2/28/2009 16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3:06" table:style-name="ce2">
            <text:p>2/28/2009 16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3:40" table:style-name="ce2">
            <text:p>2/28/2009 16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4:14" table:style-name="ce2">
            <text:p>2/28/2009 16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4:47" table:style-name="ce2">
            <text:p>2/28/2009 16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5:21" table:style-name="ce2">
            <text:p>2/28/2009 16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5:55" table:style-name="ce2">
            <text:p>2/28/2009 16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6:29" table:style-name="ce2">
            <text:p>2/28/2009 16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7:02" table:style-name="ce2">
            <text:p>2/28/2009 16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7:36" table:style-name="ce2">
            <text:p>2/28/2009 16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8:10" table:style-name="ce2">
            <text:p>2/28/2009 16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8:44" table:style-name="ce2">
            <text:p>2/28/2009 16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9:18" table:style-name="ce2">
            <text:p>2/28/2009 16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09:51" table:style-name="ce2">
            <text:p>2/28/2009 16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0:25" table:style-name="ce2">
            <text:p>2/28/2009 16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0:59" table:style-name="ce2">
            <text:p>2/28/2009 16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1:33" table:style-name="ce2">
            <text:p>2/28/2009 16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2:07" table:style-name="ce2">
            <text:p>2/28/2009 16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2:40" table:style-name="ce2">
            <text:p>2/28/2009 16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3:14" table:style-name="ce2">
            <text:p>2/28/2009 16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3:48" table:style-name="ce2">
            <text:p>2/28/2009 16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4:22" table:style-name="ce2">
            <text:p>2/28/2009 16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4:55" table:style-name="ce2">
            <text:p>2/28/2009 16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5:29" table:style-name="ce2">
            <text:p>2/28/2009 16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6:03" table:style-name="ce2">
            <text:p>2/28/2009 16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6:37" table:style-name="ce2">
            <text:p>2/28/2009 16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7:10" table:style-name="ce2">
            <text:p>2/28/2009 16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7:44" table:style-name="ce2">
            <text:p>2/28/2009 16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8:18" table:style-name="ce2">
            <text:p>2/28/2009 16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8:52" table:style-name="ce2">
            <text:p>2/28/2009 16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9:25" table:style-name="ce2">
            <text:p>2/28/2009 16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19:59" table:style-name="ce2">
            <text:p>2/28/2009 16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0:33" table:style-name="ce2">
            <text:p>2/28/2009 16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1:07" table:style-name="ce2">
            <text:p>2/28/2009 16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1:41" table:style-name="ce2">
            <text:p>2/28/2009 16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2:14" table:style-name="ce2">
            <text:p>2/28/2009 16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2:48" table:style-name="ce2">
            <text:p>2/28/2009 16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3:22" table:style-name="ce2">
            <text:p>2/28/2009 16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3:56" table:style-name="ce2">
            <text:p>2/28/2009 16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4:30" table:style-name="ce2">
            <text:p>2/28/2009 16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5:03" table:style-name="ce2">
            <text:p>2/28/2009 16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5:37" table:style-name="ce2">
            <text:p>2/28/2009 16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6:11" table:style-name="ce2">
            <text:p>2/28/2009 16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6:45" table:style-name="ce2">
            <text:p>2/28/2009 16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7:18" table:style-name="ce2">
            <text:p>2/28/2009 16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7:52" table:style-name="ce2">
            <text:p>2/28/2009 16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8:26" table:style-name="ce2">
            <text:p>2/28/2009 16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9:00" table:style-name="ce2">
            <text:p>2/28/2009 16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29:33" table:style-name="ce2">
            <text:p>2/28/2009 16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0:07" table:style-name="ce2">
            <text:p>2/28/2009 16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0:41" table:style-name="ce2">
            <text:p>2/28/2009 16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1:15" table:style-name="ce2">
            <text:p>2/28/2009 16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1:49" table:style-name="ce2">
            <text:p>2/28/2009 16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2:22" table:style-name="ce2">
            <text:p>2/28/2009 16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2:56" table:style-name="ce2">
            <text:p>2/28/2009 16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3:30" table:style-name="ce2">
            <text:p>2/28/2009 16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4:04" table:style-name="ce2">
            <text:p>2/28/2009 16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4:37" table:style-name="ce2">
            <text:p>2/28/2009 16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5:11" table:style-name="ce2">
            <text:p>2/28/2009 16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5:45" table:style-name="ce2">
            <text:p>2/28/2009 16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6:19" table:style-name="ce2">
            <text:p>2/28/2009 16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6:52" table:style-name="ce2">
            <text:p>2/28/2009 16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7:26" table:style-name="ce2">
            <text:p>2/28/2009 16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8:00" table:style-name="ce2">
            <text:p>2/28/2009 16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8:34" table:style-name="ce2">
            <text:p>2/28/2009 16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9:08" table:style-name="ce2">
            <text:p>2/28/2009 16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39:41" table:style-name="ce2">
            <text:p>2/28/2009 16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0:15" table:style-name="ce2">
            <text:p>2/28/2009 16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0:49" table:style-name="ce2">
            <text:p>2/28/2009 16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1:23" table:style-name="ce2">
            <text:p>2/28/2009 16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1:57" table:style-name="ce2">
            <text:p>2/28/2009 16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2:30" table:style-name="ce2">
            <text:p>2/28/2009 16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3:04" table:style-name="ce2">
            <text:p>2/28/2009 16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3:38" table:style-name="ce2">
            <text:p>2/28/2009 16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4:11" table:style-name="ce2">
            <text:p>2/28/2009 16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4:45" table:style-name="ce2">
            <text:p>2/28/2009 16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5:19" table:style-name="ce2">
            <text:p>2/28/2009 16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5:53" table:style-name="ce2">
            <text:p>2/28/2009 16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6:26" table:style-name="ce2">
            <text:p>2/28/2009 16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7:00" table:style-name="ce2">
            <text:p>2/28/2009 16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7:34" table:style-name="ce2">
            <text:p>2/28/2009 16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8:08" table:style-name="ce2">
            <text:p>2/28/2009 16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8:41" table:style-name="ce2">
            <text:p>2/28/2009 16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9:15" table:style-name="ce2">
            <text:p>2/28/2009 16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49:49" table:style-name="ce2">
            <text:p>2/28/2009 16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0:23" table:style-name="ce2">
            <text:p>2/28/2009 16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0:56" table:style-name="ce2">
            <text:p>2/28/2009 16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1:30" table:style-name="ce2">
            <text:p>2/28/2009 16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2:04" table:style-name="ce2">
            <text:p>2/28/2009 16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2:38" table:style-name="ce2">
            <text:p>2/28/2009 16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3:11" table:style-name="ce2">
            <text:p>2/28/2009 16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3:45" table:style-name="ce2">
            <text:p>2/28/2009 16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4:19" table:style-name="ce2">
            <text:p>2/28/2009 16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4:53" table:style-name="ce2">
            <text:p>2/28/2009 16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5:26" table:style-name="ce2">
            <text:p>2/28/2009 16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6:00" table:style-name="ce2">
            <text:p>2/28/2009 16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6:34" table:style-name="ce2">
            <text:p>2/28/2009 16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7:08" table:style-name="ce2">
            <text:p>2/28/2009 16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7:42" table:style-name="ce2">
            <text:p>2/28/2009 16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8:16" table:style-name="ce2">
            <text:p>2/28/2009 16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8:49" table:style-name="ce2">
            <text:p>2/28/2009 16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9:23" table:style-name="ce2">
            <text:p>2/28/2009 16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6:59:57" table:style-name="ce2">
            <text:p>2/28/2009 16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0:31" table:style-name="ce2">
            <text:p>2/28/2009 17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1:04" table:style-name="ce2">
            <text:p>2/28/2009 17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1:38" table:style-name="ce2">
            <text:p>2/28/2009 17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2:12" table:style-name="ce2">
            <text:p>2/28/2009 17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2:46" table:style-name="ce2">
            <text:p>2/28/2009 17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3:20" table:style-name="ce2">
            <text:p>2/28/2009 17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3:53" table:style-name="ce2">
            <text:p>2/28/2009 17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4:27" table:style-name="ce2">
            <text:p>2/28/2009 17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5:01" table:style-name="ce2">
            <text:p>2/28/2009 17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5:35" table:style-name="ce2">
            <text:p>2/28/2009 17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6:08" table:style-name="ce2">
            <text:p>2/28/2009 17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6:42" table:style-name="ce2">
            <text:p>2/28/2009 17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7:16" table:style-name="ce2">
            <text:p>2/28/2009 17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7:50" table:style-name="ce2">
            <text:p>2/28/2009 17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8:23" table:style-name="ce2">
            <text:p>2/28/2009 17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8:57" table:style-name="ce2">
            <text:p>2/28/2009 17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09:31" table:style-name="ce2">
            <text:p>2/28/2009 17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0:05" table:style-name="ce2">
            <text:p>2/28/2009 17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0:38" table:style-name="ce2">
            <text:p>2/28/2009 17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1:12" table:style-name="ce2">
            <text:p>2/28/2009 17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1:46" table:style-name="ce2">
            <text:p>2/28/2009 17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2:20" table:style-name="ce2">
            <text:p>2/28/2009 17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2:54" table:style-name="ce2">
            <text:p>2/28/2009 17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3:27" table:style-name="ce2">
            <text:p>2/28/2009 17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4:01" table:style-name="ce2">
            <text:p>2/28/2009 17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4:35" table:style-name="ce2">
            <text:p>2/28/2009 17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5:09" table:style-name="ce2">
            <text:p>2/28/2009 17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5:43" table:style-name="ce2">
            <text:p>2/28/2009 17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6:16" table:style-name="ce2">
            <text:p>2/28/2009 17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6:50" table:style-name="ce2">
            <text:p>2/28/2009 17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7:24" table:style-name="ce2">
            <text:p>2/28/2009 17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7:58" table:style-name="ce2">
            <text:p>2/28/2009 17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8:31" table:style-name="ce2">
            <text:p>2/28/2009 17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9:05" table:style-name="ce2">
            <text:p>2/28/2009 17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19:39" table:style-name="ce2">
            <text:p>2/28/2009 17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20:13" table:style-name="ce2">
            <text:p>2/28/2009 17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20:46" table:style-name="ce2">
            <text:p>2/28/2009 17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21:20" table:style-name="ce2">
            <text:p>2/28/2009 17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7:21:54" table:style-name="ce2">
            <text:p>2/28/2009 17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34:51" table:style-name="ce2">
            <text:p>2/28/2009 18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35:25" table:style-name="ce2">
            <text:p>2/28/2009 18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35:58" table:style-name="ce2">
            <text:p>2/28/2009 18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36:32" table:style-name="ce2">
            <text:p>2/28/2009 18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37:06" table:style-name="ce2">
            <text:p>2/28/2009 18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37:40" table:style-name="ce2">
            <text:p>2/28/2009 18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38:13" table:style-name="ce2">
            <text:p>2/28/2009 18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38:47" table:style-name="ce2">
            <text:p>2/28/2009 18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39:21" table:style-name="ce2">
            <text:p>2/28/2009 18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39:55" table:style-name="ce2">
            <text:p>2/28/2009 18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0:28" table:style-name="ce2">
            <text:p>2/28/2009 18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1:02" table:style-name="ce2">
            <text:p>2/28/2009 18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1:36" table:style-name="ce2">
            <text:p>2/28/2009 18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2:10" table:style-name="ce2">
            <text:p>2/28/2009 18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2:43" table:style-name="ce2">
            <text:p>2/28/2009 18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3:17" table:style-name="ce2">
            <text:p>2/28/2009 18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3:51" table:style-name="ce2">
            <text:p>2/28/2009 18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4:25" table:style-name="ce2">
            <text:p>2/28/2009 18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4:59" table:style-name="ce2">
            <text:p>2/28/2009 18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5:32" table:style-name="ce2">
            <text:p>2/28/2009 18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6:06" table:style-name="ce2">
            <text:p>2/28/2009 18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6:40" table:style-name="ce2">
            <text:p>2/28/2009 18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7:14" table:style-name="ce2">
            <text:p>2/28/2009 18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7:47" table:style-name="ce2">
            <text:p>2/28/2009 18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8:21" table:style-name="ce2">
            <text:p>2/28/2009 18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8:55" table:style-name="ce2">
            <text:p>2/28/2009 18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49:29" table:style-name="ce2">
            <text:p>2/28/2009 18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0:02" table:style-name="ce2">
            <text:p>2/28/2009 18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0:36" table:style-name="ce2">
            <text:p>2/28/2009 18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1:10" table:style-name="ce2">
            <text:p>2/28/2009 18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1:44" table:style-name="ce2">
            <text:p>2/28/2009 18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2:17" table:style-name="ce2">
            <text:p>2/28/2009 18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2:51" table:style-name="ce2">
            <text:p>2/28/2009 18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3:25" table:style-name="ce2">
            <text:p>2/28/2009 18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3:59" table:style-name="ce2">
            <text:p>2/28/2009 18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4:33" table:style-name="ce2">
            <text:p>2/28/2009 18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5:06" table:style-name="ce2">
            <text:p>2/28/2009 18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5:40" table:style-name="ce2">
            <text:p>2/28/2009 18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6:14" table:style-name="ce2">
            <text:p>2/28/2009 18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6:48" table:style-name="ce2">
            <text:p>2/28/2009 18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7:22" table:style-name="ce2">
            <text:p>2/28/2009 18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7:55" table:style-name="ce2">
            <text:p>2/28/2009 18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8:29" table:style-name="ce2">
            <text:p>2/28/2009 18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9:03" table:style-name="ce2">
            <text:p>2/28/2009 18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8:59:37" table:style-name="ce2">
            <text:p>2/28/2009 18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0:10" table:style-name="ce2">
            <text:p>2/28/2009 19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0:44" table:style-name="ce2">
            <text:p>2/28/2009 19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1:18" table:style-name="ce2">
            <text:p>2/28/2009 19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1:52" table:style-name="ce2">
            <text:p>2/28/2009 19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2:25" table:style-name="ce2">
            <text:p>2/28/2009 19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2:59" table:style-name="ce2">
            <text:p>2/28/2009 19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3:33" table:style-name="ce2">
            <text:p>2/28/2009 19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4:07" table:style-name="ce2">
            <text:p>2/28/2009 19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4:40" table:style-name="ce2">
            <text:p>2/28/2009 19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5:14" table:style-name="ce2">
            <text:p>2/28/2009 19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5:48" table:style-name="ce2">
            <text:p>2/28/2009 19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6:22" table:style-name="ce2">
            <text:p>2/28/2009 19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6:56" table:style-name="ce2">
            <text:p>2/28/2009 19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7:29" table:style-name="ce2">
            <text:p>2/28/2009 19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8:03" table:style-name="ce2">
            <text:p>2/28/2009 19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8:37" table:style-name="ce2">
            <text:p>2/28/2009 19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9:11" table:style-name="ce2">
            <text:p>2/28/2009 19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09:44" table:style-name="ce2">
            <text:p>2/28/2009 19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0:18" table:style-name="ce2">
            <text:p>2/28/2009 19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0:52" table:style-name="ce2">
            <text:p>2/28/2009 19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1:26" table:style-name="ce2">
            <text:p>2/28/2009 19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1:59" table:style-name="ce2">
            <text:p>2/28/2009 19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2:33" table:style-name="ce2">
            <text:p>2/28/2009 19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3:07" table:style-name="ce2">
            <text:p>2/28/2009 19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3:41" table:style-name="ce2">
            <text:p>2/28/2009 19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4:14" table:style-name="ce2">
            <text:p>2/28/2009 19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4:48" table:style-name="ce2">
            <text:p>2/28/2009 19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5:22" table:style-name="ce2">
            <text:p>2/28/2009 19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5:56" table:style-name="ce2">
            <text:p>2/28/2009 19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6:30" table:style-name="ce2">
            <text:p>2/28/2009 19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7:03" table:style-name="ce2">
            <text:p>2/28/2009 19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7:37" table:style-name="ce2">
            <text:p>2/28/2009 19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8:11" table:style-name="ce2">
            <text:p>2/28/2009 19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8:45" table:style-name="ce2">
            <text:p>2/28/2009 19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9:19" table:style-name="ce2">
            <text:p>2/28/2009 19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19:52" table:style-name="ce2">
            <text:p>2/28/2009 19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0:26" table:style-name="ce2">
            <text:p>2/28/2009 19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1:00" table:style-name="ce2">
            <text:p>2/28/2009 19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1:34" table:style-name="ce2">
            <text:p>2/28/2009 19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2:07" table:style-name="ce2">
            <text:p>2/28/2009 19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2:41" table:style-name="ce2">
            <text:p>2/28/2009 19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3:15" table:style-name="ce2">
            <text:p>2/28/2009 19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3:49" table:style-name="ce2">
            <text:p>2/28/2009 19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4:22" table:style-name="ce2">
            <text:p>2/28/2009 19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4:56" table:style-name="ce2">
            <text:p>2/28/2009 19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5:30" table:style-name="ce2">
            <text:p>2/28/2009 19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6:04" table:style-name="ce2">
            <text:p>2/28/2009 19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6:37" table:style-name="ce2">
            <text:p>2/28/2009 19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7:11" table:style-name="ce2">
            <text:p>2/28/2009 19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7:45" table:style-name="ce2">
            <text:p>2/28/2009 19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8:19" table:style-name="ce2">
            <text:p>2/28/2009 19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8:53" table:style-name="ce2">
            <text:p>2/28/2009 19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29:26" table:style-name="ce2">
            <text:p>2/28/2009 19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0:00" table:style-name="ce2">
            <text:p>2/28/2009 19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0:34" table:style-name="ce2">
            <text:p>2/28/2009 19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1:08" table:style-name="ce2">
            <text:p>2/28/2009 19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1:41" table:style-name="ce2">
            <text:p>2/28/2009 19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2:15" table:style-name="ce2">
            <text:p>2/28/2009 19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2:49" table:style-name="ce2">
            <text:p>2/28/2009 19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3:23" table:style-name="ce2">
            <text:p>2/28/2009 19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3:57" table:style-name="ce2">
            <text:p>2/28/2009 19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4:30" table:style-name="ce2">
            <text:p>2/28/2009 19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5:04" table:style-name="ce2">
            <text:p>2/28/2009 19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5:38" table:style-name="ce2">
            <text:p>2/28/2009 19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6:12" table:style-name="ce2">
            <text:p>2/28/2009 19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6:45" table:style-name="ce2">
            <text:p>2/28/2009 19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7:19" table:style-name="ce2">
            <text:p>2/28/2009 19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7:53" table:style-name="ce2">
            <text:p>2/28/2009 19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8:27" table:style-name="ce2">
            <text:p>2/28/2009 19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9:00" table:style-name="ce2">
            <text:p>2/28/2009 19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39:34" table:style-name="ce2">
            <text:p>2/28/2009 19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0:08" table:style-name="ce2">
            <text:p>2/28/2009 19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0:42" table:style-name="ce2">
            <text:p>2/28/2009 19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1:16" table:style-name="ce2">
            <text:p>2/28/2009 19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1:49" table:style-name="ce2">
            <text:p>2/28/2009 19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2:23" table:style-name="ce2">
            <text:p>2/28/2009 19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2:57" table:style-name="ce2">
            <text:p>2/28/2009 19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3:31" table:style-name="ce2">
            <text:p>2/28/2009 19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4:04" table:style-name="ce2">
            <text:p>2/28/2009 19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4:38" table:style-name="ce2">
            <text:p>2/28/2009 19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5:12" table:style-name="ce2">
            <text:p>2/28/2009 19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5:46" table:style-name="ce2">
            <text:p>2/28/2009 19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6:20" table:style-name="ce2">
            <text:p>2/28/2009 19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6:53" table:style-name="ce2">
            <text:p>2/28/2009 19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7:27" table:style-name="ce2">
            <text:p>2/28/2009 19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8:01" table:style-name="ce2">
            <text:p>2/28/2009 19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8:35" table:style-name="ce2">
            <text:p>2/28/2009 19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9:08" table:style-name="ce2">
            <text:p>2/28/2009 19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49:42" table:style-name="ce2">
            <text:p>2/28/2009 19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0:16" table:style-name="ce2">
            <text:p>2/28/2009 19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0:50" table:style-name="ce2">
            <text:p>2/28/2009 19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1:23" table:style-name="ce2">
            <text:p>2/28/2009 19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1:57" table:style-name="ce2">
            <text:p>2/28/2009 19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2:31" table:style-name="ce2">
            <text:p>2/28/2009 19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3:05" table:style-name="ce2">
            <text:p>2/28/2009 19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3:38" table:style-name="ce2">
            <text:p>2/28/2009 19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4:12" table:style-name="ce2">
            <text:p>2/28/2009 19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4:46" table:style-name="ce2">
            <text:p>2/28/2009 19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5:20" table:style-name="ce2">
            <text:p>2/28/2009 19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5:54" table:style-name="ce2">
            <text:p>2/28/2009 19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6:27" table:style-name="ce2">
            <text:p>2/28/2009 19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7:01" table:style-name="ce2">
            <text:p>2/28/2009 19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7:35" table:style-name="ce2">
            <text:p>2/28/2009 19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8:09" table:style-name="ce2">
            <text:p>2/28/2009 19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8:42" table:style-name="ce2">
            <text:p>2/28/2009 19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9:16" table:style-name="ce2">
            <text:p>2/28/2009 19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19:59:50" table:style-name="ce2">
            <text:p>2/28/2009 19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0:24" table:style-name="ce2">
            <text:p>2/28/2009 20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0:57" table:style-name="ce2">
            <text:p>2/28/2009 20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1:31" table:style-name="ce2">
            <text:p>2/28/2009 20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2:05" table:style-name="ce2">
            <text:p>2/28/2009 20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2:39" table:style-name="ce2">
            <text:p>2/28/2009 20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3:12" table:style-name="ce2">
            <text:p>2/28/2009 20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3:46" table:style-name="ce2">
            <text:p>2/28/2009 20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4:20" table:style-name="ce2">
            <text:p>2/28/2009 20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4:54" table:style-name="ce2">
            <text:p>2/28/2009 20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5:28" table:style-name="ce2">
            <text:p>2/28/2009 20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6:02" table:style-name="ce2">
            <text:p>2/28/2009 20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6:35" table:style-name="ce2">
            <text:p>2/28/2009 20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7:09" table:style-name="ce2">
            <text:p>2/28/2009 20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7:43" table:style-name="ce2">
            <text:p>2/28/2009 20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8:17" table:style-name="ce2">
            <text:p>2/28/2009 20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8:50" table:style-name="ce2">
            <text:p>2/28/2009 20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9:24" table:style-name="ce2">
            <text:p>2/28/2009 20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09:58" table:style-name="ce2">
            <text:p>2/28/2009 20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0:32" table:style-name="ce2">
            <text:p>2/28/2009 20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1:05" table:style-name="ce2">
            <text:p>2/28/2009 20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1:39" table:style-name="ce2">
            <text:p>2/28/2009 20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2:13" table:style-name="ce2">
            <text:p>2/28/2009 20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2:47" table:style-name="ce2">
            <text:p>2/28/2009 20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3:20" table:style-name="ce2">
            <text:p>2/28/2009 20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3:54" table:style-name="ce2">
            <text:p>2/28/2009 20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4:28" table:style-name="ce2">
            <text:p>2/28/2009 20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5:02" table:style-name="ce2">
            <text:p>2/28/2009 20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5:36" table:style-name="ce2">
            <text:p>2/28/2009 20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6:09" table:style-name="ce2">
            <text:p>2/28/2009 20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6:43" table:style-name="ce2">
            <text:p>2/28/2009 20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7:17" table:style-name="ce2">
            <text:p>2/28/2009 20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7:51" table:style-name="ce2">
            <text:p>2/28/2009 20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8:24" table:style-name="ce2">
            <text:p>2/28/2009 20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8:58" table:style-name="ce2">
            <text:p>2/28/2009 20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19:32" table:style-name="ce2">
            <text:p>2/28/2009 20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0:06" table:style-name="ce2">
            <text:p>2/28/2009 20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0:40" table:style-name="ce2">
            <text:p>2/28/2009 20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1:13" table:style-name="ce2">
            <text:p>2/28/2009 20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1:47" table:style-name="ce2">
            <text:p>2/28/2009 20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2:21" table:style-name="ce2">
            <text:p>2/28/2009 20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2:55" table:style-name="ce2">
            <text:p>2/28/2009 20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3:28" table:style-name="ce2">
            <text:p>2/28/2009 20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4:02" table:style-name="ce2">
            <text:p>2/28/2009 20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4:36" table:style-name="ce2">
            <text:p>2/28/2009 20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5:10" table:style-name="ce2">
            <text:p>2/28/2009 20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5:43" table:style-name="ce2">
            <text:p>2/28/2009 20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6:17" table:style-name="ce2">
            <text:p>2/28/2009 20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6:51" table:style-name="ce2">
            <text:p>2/28/2009 20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7:25" table:style-name="ce2">
            <text:p>2/28/2009 20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7:58" table:style-name="ce2">
            <text:p>2/28/2009 20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8:32" table:style-name="ce2">
            <text:p>2/28/2009 20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9:06" table:style-name="ce2">
            <text:p>2/28/2009 20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29:40" table:style-name="ce2">
            <text:p>2/28/2009 20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0:14" table:style-name="ce2">
            <text:p>2/28/2009 20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0:47" table:style-name="ce2">
            <text:p>2/28/2009 20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1:21" table:style-name="ce2">
            <text:p>2/28/2009 20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1:55" table:style-name="ce2">
            <text:p>2/28/2009 20:3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2:29" table:style-name="ce2">
            <text:p>2/28/2009 20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3:02" table:style-name="ce2">
            <text:p>2/28/2009 20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3:36" table:style-name="ce2">
            <text:p>2/28/2009 20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4:10" table:style-name="ce2">
            <text:p>2/28/2009 20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4:44" table:style-name="ce2">
            <text:p>2/28/2009 20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5:18" table:style-name="ce2">
            <text:p>2/28/2009 20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5:51" table:style-name="ce2">
            <text:p>2/28/2009 20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6:25" table:style-name="ce2">
            <text:p>2/28/2009 20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6:58" table:style-name="ce2">
            <text:p>2/28/2009 20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7:32" table:style-name="ce2">
            <text:p>2/28/2009 20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8:06" table:style-name="ce2">
            <text:p>2/28/2009 20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8:40" table:style-name="ce2">
            <text:p>2/28/2009 20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9:13" table:style-name="ce2">
            <text:p>2/28/2009 20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39:47" table:style-name="ce2">
            <text:p>2/28/2009 20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0:21" table:style-name="ce2">
            <text:p>2/28/2009 20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0:55" table:style-name="ce2">
            <text:p>2/28/2009 20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1:29" table:style-name="ce2">
            <text:p>2/28/2009 20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2:02" table:style-name="ce2">
            <text:p>2/28/2009 20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2:36" table:style-name="ce2">
            <text:p>2/28/2009 20:4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3:10" table:style-name="ce2">
            <text:p>2/28/2009 20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3:44" table:style-name="ce2">
            <text:p>2/28/2009 20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4:17" table:style-name="ce2">
            <text:p>2/28/2009 20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4:51" table:style-name="ce2">
            <text:p>2/28/2009 20:4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5:25" table:style-name="ce2">
            <text:p>2/28/2009 20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5:59" table:style-name="ce2">
            <text:p>2/28/2009 20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6:33" table:style-name="ce2">
            <text:p>2/28/2009 20:4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7:06" table:style-name="ce2">
            <text:p>2/28/2009 20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7:40" table:style-name="ce2">
            <text:p>2/28/2009 20:4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8:14" table:style-name="ce2">
            <text:p>2/28/2009 20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8:48" table:style-name="ce2">
            <text:p>2/28/2009 20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9:21" table:style-name="ce2">
            <text:p>2/28/2009 20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49:55" table:style-name="ce2">
            <text:p>2/28/2009 20:4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0:29" table:style-name="ce2">
            <text:p>2/28/2009 20:5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1:03" table:style-name="ce2">
            <text:p>2/28/2009 20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1:36" table:style-name="ce2">
            <text:p>2/28/2009 20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2:10" table:style-name="ce2">
            <text:p>2/28/2009 20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2:44" table:style-name="ce2">
            <text:p>2/28/2009 20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3:18" table:style-name="ce2">
            <text:p>2/28/2009 20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3:52" table:style-name="ce2">
            <text:p>2/28/2009 20:5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4:25" table:style-name="ce2">
            <text:p>2/28/2009 20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4:59" table:style-name="ce2">
            <text:p>2/28/2009 20:5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5:33" table:style-name="ce2">
            <text:p>2/28/2009 20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6:07" table:style-name="ce2">
            <text:p>2/28/2009 20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6:40" table:style-name="ce2">
            <text:p>2/28/2009 20:5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7:14" table:style-name="ce2">
            <text:p>2/28/2009 20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7:48" table:style-name="ce2">
            <text:p>2/28/2009 20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8:22" table:style-name="ce2">
            <text:p>2/28/2009 20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8:55" table:style-name="ce2">
            <text:p>2/28/2009 20:5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0:59:29" table:style-name="ce2">
            <text:p>2/28/2009 20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0:02" table:style-name="ce2">
            <text:p>2/28/2009 21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0:36" table:style-name="ce2">
            <text:p>2/28/2009 21:0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1:09" table:style-name="ce2">
            <text:p>2/28/2009 21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1:42" table:style-name="ce2">
            <text:p>2/28/2009 21:0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2:16" table:style-name="ce2">
            <text:p>2/28/2009 21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2:49" table:style-name="ce2">
            <text:p>2/28/2009 21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3:21" table:style-name="ce2">
            <text:p>2/28/2009 21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3:50" table:style-name="ce2">
            <text:p>2/28/2009 21:0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4:19" table:style-name="ce2">
            <text:p>2/28/2009 21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4:50" table:style-name="ce2">
            <text:p>2/28/2009 21:0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5:22" table:style-name="ce2">
            <text:p>2/28/2009 21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5:56" table:style-name="ce2">
            <text:p>2/28/2009 21:0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6:28" table:style-name="ce2">
            <text:p>2/28/2009 21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6:57" table:style-name="ce2">
            <text:p>2/28/2009 21:0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7:28" table:style-name="ce2">
            <text:p>2/28/2009 21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8:01" table:style-name="ce2">
            <text:p>2/28/2009 21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8:33" table:style-name="ce2">
            <text:p>2/28/2009 21:0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9:05" table:style-name="ce2">
            <text:p>2/28/2009 21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09:36" table:style-name="ce2">
            <text:p>2/28/2009 21:0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0:09" table:style-name="ce2">
            <text:p>2/28/2009 21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0:41" table:style-name="ce2">
            <text:p>2/28/2009 21:1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1:14" table:style-name="ce2">
            <text:p>2/28/2009 21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1:46" table:style-name="ce2">
            <text:p>2/28/2009 21:1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2:19" table:style-name="ce2">
            <text:p>2/28/2009 21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2:51" table:style-name="ce2">
            <text:p>2/28/2009 21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3:25" table:style-name="ce2">
            <text:p>2/28/2009 21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3:58" table:style-name="ce2">
            <text:p>2/28/2009 21:1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4:31" table:style-name="ce2">
            <text:p>2/28/2009 21:1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5:02" table:style-name="ce2">
            <text:p>2/28/2009 21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5:31" table:style-name="ce2">
            <text:p>2/28/2009 21:1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6:01" table:style-name="ce2">
            <text:p>2/28/2009 21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6:32" table:style-name="ce2">
            <text:p>2/28/2009 21:1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7:03" table:style-name="ce2">
            <text:p>2/28/2009 21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7:35" table:style-name="ce2">
            <text:p>2/28/2009 21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8:07" table:style-name="ce2">
            <text:p>2/28/2009 21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8:39" table:style-name="ce2">
            <text:p>2/28/2009 21:1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9:12" table:style-name="ce2">
            <text:p>2/28/2009 21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19:46" table:style-name="ce2">
            <text:p>2/28/2009 21:1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0:20" table:style-name="ce2">
            <text:p>2/28/2009 21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0:53" table:style-name="ce2">
            <text:p>2/28/2009 21:2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1:27" table:style-name="ce2">
            <text:p>2/28/2009 21:2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2:00" table:style-name="ce2">
            <text:p>2/28/2009 21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2:33" table:style-name="ce2">
            <text:p>2/28/2009 21:2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3:06" table:style-name="ce2">
            <text:p>2/28/2009 21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3:39" table:style-name="ce2">
            <text:p>2/28/2009 21:2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4:13" table:style-name="ce2">
            <text:p>2/28/2009 21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4:45" table:style-name="ce2">
            <text:p>2/28/2009 21:2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5:18" table:style-name="ce2">
            <text:p>2/28/2009 21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5:49" table:style-name="ce2">
            <text:p>2/28/2009 21:2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6:20" table:style-name="ce2">
            <text:p>2/28/2009 21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6:51" table:style-name="ce2">
            <text:p>2/28/2009 21:2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7:24" table:style-name="ce2">
            <text:p>2/28/2009 21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7:55" table:style-name="ce2">
            <text:p>2/28/2009 21:2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8:27" table:style-name="ce2">
            <text:p>2/28/2009 21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8:58" table:style-name="ce2">
            <text:p>2/28/2009 21:2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29:29" table:style-name="ce2">
            <text:p>2/28/2009 21:2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30:00" table:style-name="ce2">
            <text:p>2/28/2009 21:3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32:38" table:style-name="ce2">
            <text:p>2/28/2009 21:3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33:12" table:style-name="ce2">
            <text:p>2/28/2009 21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33:44" table:style-name="ce2">
            <text:p>2/28/2009 21:3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34:12" table:style-name="ce2">
            <text:p>2/28/2009 21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3129691-bb89-46b5-8d67-60cb62aba8e8</text:p>
          </table:table-cell>
          <table:table-cell office:value-type="string" table:style-name="ce1">
            <text:p>Slide Show (Feat. John Legen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34:44" table:style-name="ce2">
            <text:p>2/28/2009 21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0dd17d49-1b44-47e4-8b11-9942e90c3d72</text:p>
          </table:table-cell>
          <table:table-cell office:value-type="string" table:style-name="ce1">
            <text:p>You Ain'T Missin' Noth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35:16" table:style-name="ce2">
            <text:p>2/28/2009 21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35:50" table:style-name="ce2">
            <text:p>2/28/2009 21:3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36:23" table:style-name="ce2">
            <text:p>2/28/2009 21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36:57" table:style-name="ce2">
            <text:p>2/28/2009 21:36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37:29" table:style-name="ce2">
            <text:p>2/28/2009 21:3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38:00" table:style-name="ce2">
            <text:p>2/28/2009 21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38:27" table:style-name="ce2">
            <text:p>2/28/2009 21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38:57" table:style-name="ce2">
            <text:p>2/28/2009 21:3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39:27" table:style-name="ce2">
            <text:p>2/28/2009 21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40:01" table:style-name="ce2">
            <text:p>2/28/2009 21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40:33" table:style-name="ce2">
            <text:p>2/28/2009 21:40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41:05" table:style-name="ce2">
            <text:p>2/28/2009 21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41:36" table:style-name="ce2">
            <text:p>2/28/2009 21:4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42:03" table:style-name="ce2">
            <text:p>2/28/2009 21:42</text:p>
          </table:table-cell>
          <table:table-cell office:value-type="string" table:style-name="ce1">
            <text:p>9247edb7-1bb5-43f2-a58f-185a8ba6044f</text:p>
          </table:table-cell>
          <table:table-cell office:value-type="string" table:style-name="ce1">
            <text:p>Safetysuit</text:p>
          </table:table-cell>
          <table:table-cell office:value-type="string" table:style-name="ce1">
            <text:p>994327b4-043e-4147-88aa-0d02efd5f378</text:p>
          </table:table-cell>
          <table:table-cell office:value-type="string" table:style-name="ce1">
            <text:p>Anywhere But He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45:59" table:style-name="ce2">
            <text:p>2/28/2009 21:4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3deaee0-e36d-4f4f-a4e5-5596dfc1528d</text:p>
          </table:table-cell>
          <table:table-cell office:value-type="string" table:style-name="ce1">
            <text:p>56 Bars (Intr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48:41" table:style-name="ce2">
            <text:p>2/28/2009 21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327b119c-6203-42c2-873d-da569a6d5594</text:p>
          </table:table-cell>
          <table:table-cell office:value-type="string" table:style-name="ce1">
            <text:p>I'M Il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52:25" table:style-name="ce2">
            <text:p>2/28/2009 21:5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ae759525-b759-40cf-9bbf-304f1c398977</text:p>
          </table:table-cell>
          <table:table-cell office:value-type="string" table:style-name="ce1">
            <text:p>Ready For Whate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1:57:22" table:style-name="ce2">
            <text:p>2/28/2009 21:5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8c207a19-5dd1-429b-ac9b-51a51da5aa67</text:p>
          </table:table-cell>
          <table:table-cell office:value-type="string" table:style-name="ce1">
            <text:p>On Top Of The World (Feat. Ludacris &amp; B.O.B.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2:02:02" table:style-name="ce2">
            <text:p>2/28/2009 22:0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dcc035be-2a09-4893-b8c5-4421c55159ad</text:p>
          </table:table-cell>
          <table:table-cell office:value-type="string" table:style-name="ce1">
            <text:p>Live Your Life (Feat. Rihann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2:07:37" table:style-name="ce2">
            <text:p>2/28/2009 22:0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2e29f9ae-2f7d-4a36-9535-b75b24d8f844</text:p>
          </table:table-cell>
          <table:table-cell office:value-type="string" table:style-name="ce1">
            <text:p>Dead And Gone (Feat. Justin Timberlak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2:12:29" table:style-name="ce2">
            <text:p>2/28/2009 22:12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cd1604be-6374-40e1-99c4-863fdf4b2387</text:p>
          </table:table-cell>
          <table:table-cell office:value-type="string" table:style-name="ce1">
            <text:p>No Matter Wh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2:17:45" table:style-name="ce2">
            <text:p>2/28/2009 22:17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3:34:11" table:style-name="ce2">
            <text:p>2/28/2009 23:34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53c0155a-52a6-447a-bd27-337c17803028</text:p>
          </table:table-cell>
          <table:table-cell office:value-type="string" table:style-name="ce1">
            <text:p>My Life Your Entertainment (Feat. Ush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3:39:07" table:style-name="ce2">
            <text:p>2/28/2009 23:3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e873b9d7-7619-44bb-aa88-448c5a9ffb1b</text:p>
          </table:table-cell>
          <table:table-cell office:value-type="string" table:style-name="ce1">
            <text:p>Whatever You Li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3:43:17" table:style-name="ce2">
            <text:p>2/28/2009 23:43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441717f-0bae-47e3-b5f5-eef1d2242595</text:p>
          </table:table-cell>
          <table:table-cell office:value-type="string" table:style-name="ce1">
            <text:p>What Up, What'S Haapnin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3:48:18" table:style-name="ce2">
            <text:p>2/28/2009 23:48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9097c513-abd5-47b2-aa9c-90227130635f</text:p>
          </table:table-cell>
          <table:table-cell office:value-type="string" table:style-name="ce1">
            <text:p>Porn S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3:51:49" table:style-name="ce2">
            <text:p>2/28/2009 23:51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f7742f25-3ba7-406f-b76b-08f13a3015bf</text:p>
          </table:table-cell>
          <table:table-cell office:value-type="string" table:style-name="ce1">
            <text:p>Swing Ya Rag (Feat. Swizz Beat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3:55:08" table:style-name="ce2">
            <text:p>2/28/2009 23:55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office:value-type="string" table:style-name="ce1">
            <text:p>bb33c170-d5c6-4b57-92b5-49a90e02dbcc</text:p>
          </table:table-cell>
          <table:table-cell office:value-type="string" table:style-name="ce1">
            <text:p>Every Chance I 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_000008</text:p>
          </table:table-cell>
          <table:table-cell office:value-type="date" office:date-value="2009-02-28T23:59:57" table:style-name="ce2">
            <text:p>2/28/2009 23:59</text:p>
          </table:table-cell>
          <table:table-cell office:value-type="string" table:style-name="ce1">
            <text:p>f7ba7fbe-c6bd-4ac0-bee9-c25c558d7d62</text:p>
          </table:table-cell>
          <table:table-cell office:value-type="string" table:style-name="ce1">
            <text:p>T.I.</text:p>
          </table:table-cell>
          <table:table-cell table:style-name="ce1"/>
          <table:table-cell office:value-type="string" table:style-name="ce1">
            <text:p>Swagga Like Us (Feat. Jay-Z, Kanye West, Lil' Wayne)</text:p>
          </table:table-cell>
          <table:table-cell table:number-columns-repeated="16378"/>
        </table:table-row>
        <table:table-row table:number-rows-repeated="1046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Badrul Alom</meta:initial-creator>
    <dc:creator>Badrul Alom</dc:creator>
    <meta:creation-date>2017-05-23T18:22:36Z</meta:creation-date>
    <dc:date>2017-05-23T18:24:57Z</dc:date>
  </office:meta>
</office:document-meta>
</file>